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75.2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61.91pt"/>
    </style:style>
    <style:style style:name="co9" style:family="table-column">
      <style:table-column-properties fo:break-before="auto" style:column-width="40.76pt"/>
    </style:style>
    <style:style style:name="co10" style:family="table-column">
      <style:table-column-properties fo:break-before="auto" style:column-width="79.14pt"/>
    </style:style>
    <style:style style:name="co11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06pt solid #000000" fo:border-right="0.99pt solid #000000" fo:border-top="0.06pt solid #000000"/>
    </style:style>
    <style:style style:name="ce2" style:family="table-cell" style:parent-style-name="Default">
      <style:table-cell-properties fo:border-bottom="none" fo:background-color="#eeeeee" fo:border-left="0.06pt solid #000000" fo:border-right="0.99pt solid #000000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99pt solid #000000" fo:border-top="none"/>
    </style:style>
    <style:style style:name="ce4" style:family="table-cell" style:parent-style-name="Default">
      <style:table-cell-properties fo:border-bottom="0.74pt solid #000000" fo:background-color="#eeeeee" fo:border-left="0.06pt solid #000000" fo:border-right="0.74pt solid #000000" fo:border-top="0.06pt solid #000000"/>
    </style:style>
    <style:style style:name="ce5" style:family="table-cell" style:parent-style-name="Default">
      <style:table-cell-properties fo:border-bottom="none" fo:background-color="#eeeeee" fo:border-left="0.06pt solid #000000" fo:border-right="0.74pt solid #000000" fo:border-top="none"/>
    </style:style>
    <style:style style:name="ce6" style:family="table-cell" style:parent-style-name="Default">
      <style:table-cell-properties fo:border-bottom="0.06pt solid #000000" fo:background-color="#eeeeee" fo:border-left="0.06pt solid #000000" fo:border-right="0.74pt solid #000000" fo:border-top="non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0.06pt solid #000000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" style:family="table-cell" style:parent-style-name="Default">
      <style:table-cell-properties fo:border-bottom="0.74pt solid #000000" fo:background-color="#eeeeee" fo:border-left="none" fo:border-right="none" fo:border-top="0.06pt solid #000000"/>
    </style:style>
    <style:style style:name="ce12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eeeeee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fo:border-bottom="0.06pt solid #000000" fo:background-color="#eeeeee" fo:border-left="none" fo:border-right="none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eeeee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1" style:family="table-cell" style:parent-style-name="Default">
      <style:table-cell-properties fo:border-bottom="0.74pt solid #000000" fo:background-color="#eeeeee" fo:border-left="none" fo:border-right="0.06pt solid #000000" fo:border-top="0.06pt solid #000000"/>
    </style:style>
    <style:style style:name="ce22" style:family="table-cell" style:parent-style-name="Default" style:data-style-name="N2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able-cell-properties fo:border-bottom="0.06pt solid #000000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 structures" table:style-name="ta1">
        <table:shapes>
          <draw:frame draw:z-index="0" draw:style-name="gr1" draw:text-style-name="P1" svg:width="535.66pt" svg:height="226.63pt" svg:x="637.6pt" svg:y="16.55pt">
            <loext:p draw:notify-on-update-of-ranges="'data structures'.B12:'data structures'.G12 'data structures'.A13:'data structures'.A13 'data structures'.B13:'data structures'.G13 'data structures'.B12:'data structures'.G12 'data structures'.A14:'data structures'.A14 'data structures'.B14:'data structures'.G14 'data structures'.B12:'data structures'.G12 'data structures'.A15:'data structures'.A15 'data structures'.B15:'data structures'.G15 'data structures'.B12:'data structures'.G12 'data structures'.A16:'data structures'.A16 'data structures'.B16:'data structures'.G16 'data structures'.B12:'data structures'.G12 'data structures'.A17:'data structures'.A17 'data structures'.B17:'data structures'.G17 'data structures'.B12:'data structures'.G12 'data structures'.A18:'data structures'.A18 'data structures'.B18:'data structures'.G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30.93pt" svg:height="219.86pt" svg:x="636.77pt" svg:y="328.28pt">
            <loext:p draw:notify-on-update-of-ranges="'data structures'.C36:'data structures'.G36 'data structures'.A37:'data structures'.A37 'data structures'.C37:'data structures'.G37 'data structures'.C36:'data structures'.G36 'data structures'.A38:'data structures'.A38 'data structures'.C38:'data structures'.G38 'data structures'.C36:'data structures'.G36 'data structures'.A39:'data structures'.B39 'data structures'.C39:'data structures'.G39 'data structures'.C36:'data structures'.G36 'data structures'.A40:'data structures'.B40 'data structures'.C40:'data structures'.G40 'data structures'.C36:'data structures'.G36 'data structures'.A41:'data structures'.B41 'data structures'.C41:'data structures'.G41 'data structures'.C36:'data structures'.G36 'data structures'.A42:'data structures'.B42 'data structures'.C42:'data structures'.G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530.93pt" svg:height="219.86pt" svg:x="638.28pt" svg:y="685.19pt">
            <loext:p draw:notify-on-update-of-ranges="'data structures'.B64:'data structures'.G64 'data structures'.A65:'data structures'.A65 'data structures'.B65:'data structures'.G65 'data structures'.B64:'data structures'.G64 'data structures'.A66:'data structures'.A66 'data structures'.B66:'data structures'.G66 'data structures'.B64:'data structures'.G64 'data structures'.A67:'data structures'.A67 'data structures'.B67:'data structures'.G67 'data structures'.B64:'data structures'.G64 'data structures'.A68:'data structures'.A68 'data structures'.B68:'data structures'.G68 'data structures'.B64:'data structures'.G64 'data structures'.A69:'data structures'.A69 'data structures'.B69:'data structures'.G69 'data structures'.B64:'data structures'.G64 'data structures'.A70:'data structures'.A70 'data structures'.B70:'data structures'.G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530.93pt" svg:height="219.86pt" svg:x="638.33pt" svg:y="955.5pt">
            <loext:p draw:notify-on-update-of-ranges="'data structures'.C86:'data structures'.G86 'data structures'.A87:'data structures'.A87 'data structures'.C87:'data structures'.G87 'data structures'.C86:'data structures'.G86 'data structures'.A88:'data structures'.A88 'data structures'.C88:'data structures'.G88 'data structures'.C86:'data structures'.G86 'data structures'.A89:'data structures'.A89 'data structures'.C89:'data structures'.G89 'data structures'.C86:'data structures'.G86 'data structures'.A90:'data structures'.A90 'data structures'.C90:'data structures'.G90 'data structures'.C86:'data structures'.G86 'data structures'.A91:'data structures'.A91 'data structures'.C91:'data structures'.G91 'data structures'.C86:'data structures'.G86 'data structures'.A92:'data structures'.A92 'data structures'.C92:'data structures'.G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899" calcext:value-type="float">
            <text:p>899</text:p>
          </table:table-cell>
          <table:table-cell table:style-name="ce8" office:value-type="float" office:value="9550" calcext:value-type="float">
            <text:p>9550</text:p>
          </table:table-cell>
          <table:table-cell table:style-name="ce8" office:value-type="float" office:value="107350" calcext:value-type="float">
            <text:p>107350</text:p>
          </table:table-cell>
          <table:table-cell table:style-name="ce8" office:value-type="float" office:value="1686831" calcext:value-type="float">
            <text:p>1686831</text:p>
          </table:table-cell>
          <table:table-cell table:style-name="ce8" office:value-type="float" office:value="20576242" calcext:value-type="float">
            <text:p>20576242</text:p>
          </table:table-cell>
          <table:table-cell table:style-name="ce18" office:value-type="float" office:value="303286217" calcext:value-type="float">
            <text:p>30328621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office:value-type="float" office:value="1182" calcext:value-type="float">
            <text:p>1182</text:p>
          </table:table-cell>
          <table:table-cell table:style-name="ce9" office:value-type="float" office:value="19996" calcext:value-type="float">
            <text:p>19996</text:p>
          </table:table-cell>
          <table:table-cell table:style-name="ce9" office:value-type="float" office:value="255582" calcext:value-type="float">
            <text:p>255582</text:p>
          </table:table-cell>
          <table:table-cell table:style-name="ce9" office:value-type="float" office:value="3255305" calcext:value-type="float">
            <text:p>3255305</text:p>
          </table:table-cell>
          <table:table-cell table:style-name="ce9" office:value-type="float" office:value="49488931" calcext:value-type="float">
            <text:p>49488931</text:p>
          </table:table-cell>
          <table:table-cell table:style-name="ce19" office:value-type="float" office:value="629168721" calcext:value-type="float">
            <text:p>62916872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 office:value-type="float" office:value="8507" calcext:value-type="float">
            <text:p>8507</text:p>
          </table:table-cell>
          <table:table-cell table:style-name="ce9" office:value-type="float" office:value="181180" calcext:value-type="float">
            <text:p>181180</text:p>
          </table:table-cell>
          <table:table-cell table:style-name="ce9" office:value-type="float" office:value="2273720" calcext:value-type="float">
            <text:p>2273720</text:p>
          </table:table-cell>
          <table:table-cell table:style-name="ce9" office:value-type="float" office:value="29847799" calcext:value-type="float">
            <text:p>29847799</text:p>
          </table:table-cell>
          <table:table-cell table:style-name="ce9" office:value-type="float" office:value="534520428" calcext:value-type="float">
            <text:p>534520428</text:p>
          </table:table-cell>
          <table:table-cell table:style-name="ce19" office:value-type="float" office:value="6300191774" calcext:value-type="float">
            <text:p>630019177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 office:value-type="float" office:value="5897" calcext:value-type="float">
            <text:p>5897</text:p>
          </table:table-cell>
          <table:table-cell table:style-name="ce9" office:value-type="float" office:value="106711" calcext:value-type="float">
            <text:p>106711</text:p>
          </table:table-cell>
          <table:table-cell table:style-name="ce9" office:value-type="float" office:value="1855874" calcext:value-type="float">
            <text:p>1855874</text:p>
          </table:table-cell>
          <table:table-cell table:style-name="ce9" office:value-type="float" office:value="22369494" calcext:value-type="float">
            <text:p>22369494</text:p>
          </table:table-cell>
          <table:table-cell table:style-name="ce9" office:value-type="float" office:value="307954587" calcext:value-type="float">
            <text:p>307954587</text:p>
          </table:table-cell>
          <table:table-cell table:style-name="ce19" office:value-type="float" office:value="3579084271" calcext:value-type="float">
            <text:p>357908427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 office:value-type="float" office:value="7425" calcext:value-type="float">
            <text:p>7425</text:p>
          </table:table-cell>
          <table:table-cell table:style-name="ce9" office:value-type="float" office:value="155005" calcext:value-type="float">
            <text:p>155005</text:p>
          </table:table-cell>
          <table:table-cell table:style-name="ce9" office:value-type="float" office:value="2280359" calcext:value-type="float">
            <text:p>2280359</text:p>
          </table:table-cell>
          <table:table-cell table:style-name="ce9" office:value-type="float" office:value="28281386" calcext:value-type="float">
            <text:p>28281386</text:p>
          </table:table-cell>
          <table:table-cell table:style-name="ce9" office:value-type="float" office:value="510139266" calcext:value-type="float">
            <text:p>510139266</text:p>
          </table:table-cell>
          <table:table-cell table:style-name="ce19" office:value-type="float" office:value="5946660008" calcext:value-type="float">
            <text:p>594666000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 office:value-type="float" office:value="2974" calcext:value-type="float">
            <text:p>2974</text:p>
          </table:table-cell>
          <table:table-cell table:style-name="ce10" office:value-type="float" office:value="48796" calcext:value-type="float">
            <text:p>48796</text:p>
          </table:table-cell>
          <table:table-cell table:style-name="ce10" office:value-type="float" office:value="1103908" calcext:value-type="float">
            <text:p>1103908</text:p>
          </table:table-cell>
          <table:table-cell table:style-name="ce10" office:value-type="float" office:value="13698736" calcext:value-type="float">
            <text:p>13698736</text:p>
          </table:table-cell>
          <table:table-cell table:style-name="ce10" office:value-type="float" office:value="166175806" calcext:value-type="float">
            <text:p>166175806</text:p>
          </table:table-cell>
          <table:table-cell table:style-name="ce20" office:value-type="float" office:value="2358231545" calcext:value-type="float">
            <text:p>235823154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 table:formula="of:=[.B4]/[.B4]" office:value-type="float" office:value="1" calcext:value-type="float">
            <text:p>1.00</text:p>
          </table:table-cell>
          <table:table-cell table:style-name="ce12" table:formula="of:=[.C4]/[.C4]" office:value-type="float" office:value="1" calcext:value-type="float">
            <text:p>1.00</text:p>
          </table:table-cell>
          <table:table-cell table:style-name="ce12" table:formula="of:=[.D4]/[.D4]" office:value-type="float" office:value="1" calcext:value-type="float">
            <text:p>1.00</text:p>
          </table:table-cell>
          <table:table-cell table:style-name="ce12" table:formula="of:=[.E4]/[.E4]" office:value-type="float" office:value="1" calcext:value-type="float">
            <text:p>1.00</text:p>
          </table:table-cell>
          <table:table-cell table:style-name="ce12" table:formula="of:=[.F4]/[.F4]" office:value-type="float" office:value="1" calcext:value-type="float">
            <text:p>1.00</text:p>
          </table:table-cell>
          <table:table-cell table:style-name="ce22" table:formula="of:=[.G4]/[.G4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 table:formula="of:=[.B5]/[.B4]" office:value-type="float" office:value="1.31479421579533" calcext:value-type="float">
            <text:p>1.31</text:p>
          </table:table-cell>
          <table:table-cell table:style-name="ce13" table:formula="of:=[.C5]/[.C4]" office:value-type="float" office:value="2.0938219895288" calcext:value-type="float">
            <text:p>2.09</text:p>
          </table:table-cell>
          <table:table-cell table:style-name="ce13" table:formula="of:=[.D5]/[.D4]" office:value-type="float" office:value="2.38082906380997" calcext:value-type="float">
            <text:p>2.38</text:p>
          </table:table-cell>
          <table:table-cell table:style-name="ce13" table:formula="of:=[.E5]/[.E4]" office:value-type="float" office:value="1.92983470187588" calcext:value-type="float">
            <text:p>1.93</text:p>
          </table:table-cell>
          <table:table-cell table:style-name="ce13" table:formula="of:=[.F5]/[.F4]" office:value-type="float" office:value="2.40514915211437" calcext:value-type="float">
            <text:p>2.41</text:p>
          </table:table-cell>
          <table:table-cell table:style-name="ce23" table:formula="of:=[.G5]/[.G4]" office:value-type="float" office:value="2.07450482657443" calcext:value-type="float">
            <text:p>2.07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 table:formula="of:=[.B6]/[.B4]" office:value-type="float" office:value="9.46273637374861" calcext:value-type="float">
            <text:p>9.46</text:p>
          </table:table-cell>
          <table:table-cell table:style-name="ce13" table:formula="of:=[.C6]/[.C4]" office:value-type="float" office:value="18.9717277486911" calcext:value-type="float">
            <text:p>18.97</text:p>
          </table:table-cell>
          <table:table-cell table:style-name="ce13" table:formula="of:=[.D6]/[.D4]" office:value-type="float" office:value="21.1804378202142" calcext:value-type="float">
            <text:p>21.18</text:p>
          </table:table-cell>
          <table:table-cell table:style-name="ce13" table:formula="of:=[.E6]/[.E4]" office:value-type="float" office:value="17.6945995182683" calcext:value-type="float">
            <text:p>17.69</text:p>
          </table:table-cell>
          <table:table-cell table:style-name="ce13" table:formula="of:=[.F6]/[.F4]" office:value-type="float" office:value="25.97755352994" calcext:value-type="float">
            <text:p>25.98</text:p>
          </table:table-cell>
          <table:table-cell table:style-name="ce23" table:formula="of:=[.G6]/[.G4]" office:value-type="float" office:value="20.7730896455476" calcext:value-type="float">
            <text:p>20.77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 table:formula="of:=[.B7]/[.B4]" office:value-type="float" office:value="6.559510567297" calcext:value-type="float">
            <text:p>6.56</text:p>
          </table:table-cell>
          <table:table-cell table:style-name="ce13" table:formula="of:=[.C7]/[.C4]" office:value-type="float" office:value="11.1739267015707" calcext:value-type="float">
            <text:p>11.17</text:p>
          </table:table-cell>
          <table:table-cell table:style-name="ce13" table:formula="of:=[.D7]/[.D4]" office:value-type="float" office:value="17.2880670703307" calcext:value-type="float">
            <text:p>17.29</text:p>
          </table:table-cell>
          <table:table-cell table:style-name="ce13" table:formula="of:=[.E7]/[.E4]" office:value-type="float" office:value="13.2612537948378" calcext:value-type="float">
            <text:p>13.26</text:p>
          </table:table-cell>
          <table:table-cell table:style-name="ce13" table:formula="of:=[.F7]/[.F4]" office:value-type="float" office:value="14.9665126897322" calcext:value-type="float">
            <text:p>14.97</text:p>
          </table:table-cell>
          <table:table-cell table:style-name="ce23" table:formula="of:=[.G7]/[.G4]" office:value-type="float" office:value="11.8010119497122" calcext:value-type="float">
            <text:p>11.8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 table:formula="of:=[.B8]/[.B4]" office:value-type="float" office:value="8.25917686318131" calcext:value-type="float">
            <text:p>8.26</text:p>
          </table:table-cell>
          <table:table-cell table:style-name="ce13" table:formula="of:=[.C8]/[.C4]" office:value-type="float" office:value="16.230890052356" calcext:value-type="float">
            <text:p>16.23</text:p>
          </table:table-cell>
          <table:table-cell table:style-name="ce13" table:formula="of:=[.D8]/[.D4]" office:value-type="float" office:value="21.2422822543083" calcext:value-type="float">
            <text:p>21.24</text:p>
          </table:table-cell>
          <table:table-cell table:style-name="ce13" table:formula="of:=[.E8]/[.E4]" office:value-type="float" office:value="16.7659866341086" calcext:value-type="float">
            <text:p>16.77</text:p>
          </table:table-cell>
          <table:table-cell table:style-name="ce13" table:formula="of:=[.F8]/[.F4]" office:value-type="float" office:value="24.792635409323" calcext:value-type="float">
            <text:p>24.79</text:p>
          </table:table-cell>
          <table:table-cell table:style-name="ce23" table:formula="of:=[.G8]/[.G4]" office:value-type="float" office:value="19.607419245168" calcext:value-type="float">
            <text:p>19.61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 table:formula="of:=[.B9]/[.B4]" office:value-type="float" office:value="3.30812013348165" calcext:value-type="float">
            <text:p>3.31</text:p>
          </table:table-cell>
          <table:table-cell table:style-name="ce14" table:formula="of:=[.C9]/[.C4]" office:value-type="float" office:value="5.10952879581152" calcext:value-type="float">
            <text:p>5.11</text:p>
          </table:table-cell>
          <table:table-cell table:style-name="ce14" table:formula="of:=[.D9]/[.D4]" office:value-type="float" office:value="10.2832603632976" calcext:value-type="float">
            <text:p>10.28</text:p>
          </table:table-cell>
          <table:table-cell table:style-name="ce14" table:formula="of:=[.E9]/[.E4]" office:value-type="float" office:value="8.1209890024549" calcext:value-type="float">
            <text:p>8.12</text:p>
          </table:table-cell>
          <table:table-cell table:style-name="ce14" table:formula="of:=[.F9]/[.F4]" office:value-type="float" office:value="8.076100874008" calcext:value-type="float">
            <text:p>8.08</text:p>
          </table:table-cell>
          <table:table-cell table:style-name="ce24" table:formula="of:=[.G9]/[.G4]" office:value-type="float" office:value="7.77559748123997" calcext:value-type="float">
            <text:p>7.78</text:p>
          </table:table-cell>
          <table:table-cell table:number-columns-repeated="10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/>
          <table:table-cell table:style-name="ce8" office:value-type="float" office:value="7951" calcext:value-type="float">
            <text:p>7951</text:p>
          </table:table-cell>
          <table:table-cell table:style-name="ce8" office:value-type="float" office:value="85277" calcext:value-type="float">
            <text:p>85277</text:p>
          </table:table-cell>
          <table:table-cell table:style-name="ce8" office:value-type="float" office:value="932413" calcext:value-type="float">
            <text:p>932413</text:p>
          </table:table-cell>
          <table:table-cell table:style-name="ce8" office:value-type="float" office:value="12212161" calcext:value-type="float">
            <text:p>12212161</text:p>
          </table:table-cell>
          <table:table-cell table:style-name="ce18" office:value-type="float" office:value="143695552" calcext:value-type="float">
            <text:p>1436955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/>
          <table:table-cell table:style-name="ce9" office:value-type="float" office:value="10987" calcext:value-type="float">
            <text:p>10987</text:p>
          </table:table-cell>
          <table:table-cell table:style-name="ce9" office:value-type="float" office:value="133150" calcext:value-type="float">
            <text:p>133150</text:p>
          </table:table-cell>
          <table:table-cell table:style-name="ce9" office:value-type="float" office:value="1469974" calcext:value-type="float">
            <text:p>1469974</text:p>
          </table:table-cell>
          <table:table-cell table:style-name="ce9" office:value-type="float" office:value="22362448" calcext:value-type="float">
            <text:p>22362448</text:p>
          </table:table-cell>
          <table:table-cell table:style-name="ce19" office:value-type="float" office:value="249065927" calcext:value-type="float">
            <text:p>24906592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/>
          <table:table-cell table:style-name="ce9" office:value-type="float" office:value="158341" calcext:value-type="float">
            <text:p>158341</text:p>
          </table:table-cell>
          <table:table-cell table:style-name="ce9" office:value-type="float" office:value="1999547" calcext:value-type="float">
            <text:p>1999547</text:p>
          </table:table-cell>
          <table:table-cell table:style-name="ce9" office:value-type="float" office:value="25477935" calcext:value-type="float">
            <text:p>25477935</text:p>
          </table:table-cell>
          <table:table-cell table:style-name="ce9" office:value-type="float" office:value="466241628" calcext:value-type="float">
            <text:p>466241628</text:p>
          </table:table-cell>
          <table:table-cell table:style-name="ce19" office:value-type="float" office:value="5270459933" calcext:value-type="float">
            <text:p>527045993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/>
          <table:table-cell table:style-name="ce9" office:value-type="float" office:value="69283" calcext:value-type="float">
            <text:p>69283</text:p>
          </table:table-cell>
          <table:table-cell table:style-name="ce9" office:value-type="float" office:value="1397639" calcext:value-type="float">
            <text:p>1397639</text:p>
          </table:table-cell>
          <table:table-cell table:style-name="ce9" office:value-type="float" office:value="17628921" calcext:value-type="float">
            <text:p>17628921</text:p>
          </table:table-cell>
          <table:table-cell table:style-name="ce9" office:value-type="float" office:value="259715945" calcext:value-type="float">
            <text:p>259715945</text:p>
          </table:table-cell>
          <table:table-cell table:style-name="ce19" office:value-type="float" office:value="2999289516" calcext:value-type="float">
            <text:p>29992895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/>
          <table:table-cell table:style-name="ce9" office:value-type="float" office:value="147110" calcext:value-type="float">
            <text:p>147110</text:p>
          </table:table-cell>
          <table:table-cell table:style-name="ce9" office:value-type="float" office:value="2054479" calcext:value-type="float">
            <text:p>2054479</text:p>
          </table:table-cell>
          <table:table-cell table:style-name="ce9" office:value-type="float" office:value="25175960" calcext:value-type="float">
            <text:p>25175960</text:p>
          </table:table-cell>
          <table:table-cell table:style-name="ce9" office:value-type="float" office:value="466203240" calcext:value-type="float">
            <text:p>466203240</text:p>
          </table:table-cell>
          <table:table-cell table:style-name="ce19" office:value-type="float" office:value="5294622924" calcext:value-type="float">
            <text:p>5294622924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/>
          <table:table-cell table:style-name="ce10" office:value-type="float" office:value="113209" calcext:value-type="float">
            <text:p>113209</text:p>
          </table:table-cell>
          <table:table-cell table:style-name="ce10" office:value-type="float" office:value="1442159" calcext:value-type="float">
            <text:p>1442159</text:p>
          </table:table-cell>
          <table:table-cell table:style-name="ce10" office:value-type="float" office:value="16832985" calcext:value-type="float">
            <text:p>16832985</text:p>
          </table:table-cell>
          <table:table-cell table:style-name="ce10" office:value-type="float" office:value="189386524" calcext:value-type="float">
            <text:p>189386524</text:p>
          </table:table-cell>
          <table:table-cell table:style-name="ce20" office:value-type="float" office:value="2570557725" calcext:value-type="float">
            <text:p>257055772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/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/>
          <table:table-cell table:style-name="ce12" table:formula="of:=[.C28]/[.C28]" office:value-type="float" office:value="1" calcext:value-type="float">
            <text:p>1.00</text:p>
          </table:table-cell>
          <table:table-cell table:style-name="ce12" table:formula="of:=[.D28]/[.D28]" office:value-type="float" office:value="1" calcext:value-type="float">
            <text:p>1.00</text:p>
          </table:table-cell>
          <table:table-cell table:style-name="ce12" table:formula="of:=[.E28]/[.E28]" office:value-type="float" office:value="1" calcext:value-type="float">
            <text:p>1.00</text:p>
          </table:table-cell>
          <table:table-cell table:style-name="ce12" table:formula="of:=[.F28]/[.F28]" office:value-type="float" office:value="1" calcext:value-type="float">
            <text:p>1.00</text:p>
          </table:table-cell>
          <table:table-cell table:style-name="ce22" table:formula="of:=[.G28]/[.G28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/>
          <table:table-cell table:style-name="ce13" table:formula="of:=[.C29]/[.C28]" office:value-type="float" office:value="1.38183876241982" calcext:value-type="float">
            <text:p>1.38</text:p>
          </table:table-cell>
          <table:table-cell table:style-name="ce13" table:formula="of:=[.D29]/[.D28]" office:value-type="float" office:value="1.56138231879639" calcext:value-type="float">
            <text:p>1.56</text:p>
          </table:table-cell>
          <table:table-cell table:style-name="ce13" table:formula="of:=[.E29]/[.E28]" office:value-type="float" office:value="1.57652671080305" calcext:value-type="float">
            <text:p>1.58</text:p>
          </table:table-cell>
          <table:table-cell table:style-name="ce13" table:formula="of:=[.F29]/[.F28]" office:value-type="float" office:value="1.83116223246647" calcext:value-type="float">
            <text:p>1.83</text:p>
          </table:table-cell>
          <table:table-cell table:style-name="ce23" table:formula="of:=[.G29]/[.G28]" office:value-type="float" office:value="1.73328905128532" calcext:value-type="float">
            <text:p>1.7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/>
          <table:table-cell table:style-name="ce13" table:formula="of:=[.C30]/[.C28]" office:value-type="float" office:value="19.9146019368633" calcext:value-type="float">
            <text:p>19.91</text:p>
          </table:table-cell>
          <table:table-cell table:style-name="ce13" table:formula="of:=[.D30]/[.D28]" office:value-type="float" office:value="23.4476705325" calcext:value-type="float">
            <text:p>23.45</text:p>
          </table:table-cell>
          <table:table-cell table:style-name="ce13" table:formula="of:=[.E30]/[.E28]" office:value-type="float" office:value="27.3247316371608" calcext:value-type="float">
            <text:p>27.32</text:p>
          </table:table-cell>
          <table:table-cell table:style-name="ce13" table:formula="of:=[.F30]/[.F28]" office:value-type="float" office:value="38.1784704607153" calcext:value-type="float">
            <text:p>38.18</text:p>
          </table:table-cell>
          <table:table-cell table:style-name="ce23" table:formula="of:=[.G30]/[.G28]" office:value-type="float" office:value="36.6779615627908" calcext:value-type="float">
            <text:p>36.68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/>
          <table:table-cell table:style-name="ce13" table:formula="of:=[.C31]/[.C28]" office:value-type="float" office:value="8.71374669852849" calcext:value-type="float">
            <text:p>8.71</text:p>
          </table:table-cell>
          <table:table-cell table:style-name="ce13" table:formula="of:=[.D31]/[.D28]" office:value-type="float" office:value="16.3894015971481" calcext:value-type="float">
            <text:p>16.39</text:p>
          </table:table-cell>
          <table:table-cell table:style-name="ce13" table:formula="of:=[.E31]/[.E28]" office:value-type="float" office:value="18.9067730715895" calcext:value-type="float">
            <text:p>18.91</text:p>
          </table:table-cell>
          <table:table-cell table:style-name="ce13" table:formula="of:=[.F31]/[.F28]" office:value-type="float" office:value="21.2669932045606" calcext:value-type="float">
            <text:p>21.27</text:p>
          </table:table-cell>
          <table:table-cell table:style-name="ce23" table:formula="of:=[.G31]/[.G28]" office:value-type="float" office:value="20.8725285804254" calcext:value-type="float">
            <text:p>20.8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/>
          <table:table-cell table:style-name="ce13" table:formula="of:=[.C32]/[.C28]" office:value-type="float" office:value="18.5020752106653" calcext:value-type="float">
            <text:p>18.50</text:p>
          </table:table-cell>
          <table:table-cell table:style-name="ce13" table:formula="of:=[.D32]/[.D28]" office:value-type="float" office:value="24.0918301534998" calcext:value-type="float">
            <text:p>24.09</text:p>
          </table:table-cell>
          <table:table-cell table:style-name="ce13" table:formula="of:=[.E32]/[.E28]" office:value-type="float" office:value="27.0008676412706" calcext:value-type="float">
            <text:p>27.00</text:p>
          </table:table-cell>
          <table:table-cell table:style-name="ce13" table:formula="of:=[.F32]/[.F28]" office:value-type="float" office:value="38.1753270367136" calcext:value-type="float">
            <text:p>38.18</text:p>
          </table:table-cell>
          <table:table-cell table:style-name="ce23" table:formula="of:=[.G32]/[.G28]" office:value-type="float" office:value="36.84611562646" calcext:value-type="float">
            <text:p>36.85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/>
          <table:table-cell table:style-name="ce14" table:formula="of:=[.C33]/[.C28]" office:value-type="float" office:value="14.238334800654" calcext:value-type="float">
            <text:p>14.24</text:p>
          </table:table-cell>
          <table:table-cell table:style-name="ce14" table:formula="of:=[.D33]/[.D28]" office:value-type="float" office:value="16.9114649905602" calcext:value-type="float">
            <text:p>16.91</text:p>
          </table:table-cell>
          <table:table-cell table:style-name="ce14" table:formula="of:=[.E33]/[.E28]" office:value-type="float" office:value="18.0531427596998" calcext:value-type="float">
            <text:p>18.05</text:p>
          </table:table-cell>
          <table:table-cell table:style-name="ce14" table:formula="of:=[.F33]/[.F28]" office:value-type="float" office:value="15.5080271214898" calcext:value-type="float">
            <text:p>15.51</text:p>
          </table:table-cell>
          <table:table-cell table:style-name="ce24" table:formula="of:=[.G33]/[.G28]" office:value-type="float" office:value="17.8889164572053" calcext:value-type="float">
            <text:p>17.89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Refill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8699" calcext:value-type="float">
            <text:p>8699</text:p>
          </table:table-cell>
          <table:table-cell table:style-name="ce8" office:value-type="float" office:value="123615" calcext:value-type="float">
            <text:p>123615</text:p>
          </table:table-cell>
          <table:table-cell table:style-name="ce8" office:value-type="float" office:value="2532155" calcext:value-type="float">
            <text:p>2532155</text:p>
          </table:table-cell>
          <table:table-cell table:style-name="ce18" office:value-type="float" office:value="35523412" calcext:value-type="float">
            <text:p>355234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office:value-type="float" office:value="196" calcext:value-type="float">
            <text:p>196</text:p>
          </table:table-cell>
          <table:table-cell table:style-name="ce9" office:value-type="float" office:value="2439" calcext:value-type="float">
            <text:p>2439</text:p>
          </table:table-cell>
          <table:table-cell table:style-name="ce9" office:value-type="float" office:value="34811" calcext:value-type="float">
            <text:p>34811</text:p>
          </table:table-cell>
          <table:table-cell table:style-name="ce9" office:value-type="float" office:value="351212" calcext:value-type="float">
            <text:p>351212</text:p>
          </table:table-cell>
          <table:table-cell table:style-name="ce9" office:value-type="float" office:value="9239844" calcext:value-type="float">
            <text:p>9239844</text:p>
          </table:table-cell>
          <table:table-cell table:style-name="ce19" office:value-type="float" office:value="101421512" calcext:value-type="float">
            <text:p>1014215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 office:value-type="float" office:value="3498" calcext:value-type="float">
            <text:p>3498</text:p>
          </table:table-cell>
          <table:table-cell table:style-name="ce9" office:value-type="float" office:value="65424" calcext:value-type="float">
            <text:p>65424</text:p>
          </table:table-cell>
          <table:table-cell table:style-name="ce9" office:value-type="float" office:value="963983" calcext:value-type="float">
            <text:p>963983</text:p>
          </table:table-cell>
          <table:table-cell table:style-name="ce9" office:value-type="float" office:value="14560475" calcext:value-type="float">
            <text:p>14560475</text:p>
          </table:table-cell>
          <table:table-cell table:style-name="ce9" office:value-type="float" office:value="319021744" calcext:value-type="float">
            <text:p>319021744</text:p>
          </table:table-cell>
          <table:table-cell table:style-name="ce19" office:value-type="float" office:value="3568620556" calcext:value-type="float">
            <text:p>356862055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 office:value-type="float" office:value="1081" calcext:value-type="float">
            <text:p>1081</text:p>
          </table:table-cell>
          <table:table-cell table:style-name="ce9" office:value-type="float" office:value="10416" calcext:value-type="float">
            <text:p>10416</text:p>
          </table:table-cell>
          <table:table-cell table:style-name="ce9" office:value-type="float" office:value="159988" calcext:value-type="float">
            <text:p>159988</text:p>
          </table:table-cell>
          <table:table-cell table:style-name="ce9" office:value-type="float" office:value="2020254" calcext:value-type="float">
            <text:p>2020254</text:p>
          </table:table-cell>
          <table:table-cell table:style-name="ce9" office:value-type="float" office:value="72177331" calcext:value-type="float">
            <text:p>72177331</text:p>
          </table:table-cell>
          <table:table-cell table:style-name="ce19" office:value-type="float" office:value="780663878" calcext:value-type="float">
            <text:p>78066387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layTree::remove_range()</text:p>
          </table:table-cell>
          <table:table-cell table:style-name="ce10" office:value-type="float" office:value="3401" calcext:value-type="float">
            <text:p>3401</text:p>
          </table:table-cell>
          <table:table-cell table:style-name="ce10" office:value-type="float" office:value="67416" calcext:value-type="float">
            <text:p>67416</text:p>
          </table:table-cell>
          <table:table-cell table:style-name="ce10" office:value-type="float" office:value="1058761" calcext:value-type="float">
            <text:p>1058761</text:p>
          </table:table-cell>
          <table:table-cell table:style-name="ce10" office:value-type="float" office:value="14644477" calcext:value-type="float">
            <text:p>14644477</text:p>
          </table:table-cell>
          <table:table-cell table:style-name="ce10" office:value-type="float" office:value="341728627" calcext:value-type="float">
            <text:p>341728627</text:p>
          </table:table-cell>
          <table:table-cell table:style-name="ce20" office:value-type="float" office:value="3884573822" calcext:value-type="float">
            <text:p>3884573822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table:formula="of:=[.B4]-[.B47]" office:value-type="float" office:value="752" calcext:value-type="float">
            <text:p>752</text:p>
          </table:table-cell>
          <table:table-cell table:style-name="ce8" table:formula="of:=[.C4]-[.B47]" office:value-type="float" office:value="9403" calcext:value-type="float">
            <text:p>9403</text:p>
          </table:table-cell>
          <table:table-cell table:style-name="ce8" table:formula="of:=[.D4]-[.D47]" office:value-type="float" office:value="98651" calcext:value-type="float">
            <text:p>98651</text:p>
          </table:table-cell>
          <table:table-cell table:style-name="ce8" table:formula="of:=[.E4]-[.D47]" office:value-type="float" office:value="1678132" calcext:value-type="float">
            <text:p>1678132</text:p>
          </table:table-cell>
          <table:table-cell table:style-name="ce8" table:formula="of:=[.F4]-[.F47]" office:value-type="float" office:value="18044087" calcext:value-type="float">
            <text:p>18044087</text:p>
          </table:table-cell>
          <table:table-cell table:style-name="ce18" table:formula="of:=[.G4]-[.F47]" office:value-type="float" office:value="300754062" calcext:value-type="float">
            <text:p>30075406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table:formula="of:=[.B5]-[.B48]" office:value-type="float" office:value="986" calcext:value-type="float">
            <text:p>986</text:p>
          </table:table-cell>
          <table:table-cell table:style-name="ce9" table:formula="of:=[.C5]-[.C48]" office:value-type="float" office:value="17557" calcext:value-type="float">
            <text:p>17557</text:p>
          </table:table-cell>
          <table:table-cell table:style-name="ce9" table:formula="of:=[.D5]-[.D48]" office:value-type="float" office:value="220771" calcext:value-type="float">
            <text:p>220771</text:p>
          </table:table-cell>
          <table:table-cell table:style-name="ce9" table:formula="of:=[.E5]-[.E48]" office:value-type="float" office:value="2904093" calcext:value-type="float">
            <text:p>2904093</text:p>
          </table:table-cell>
          <table:table-cell table:style-name="ce9" table:formula="of:=[.F5]-[.F48]" office:value-type="float" office:value="40249087" calcext:value-type="float">
            <text:p>40249087</text:p>
          </table:table-cell>
          <table:table-cell table:style-name="ce19" table:formula="of:=[.G5]-[.G48]" office:value-type="float" office:value="527747209" calcext:value-type="float">
            <text:p>527747209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9" table:formula="of:=[.B6]-[.B49]" office:value-type="float" office:value="5009" calcext:value-type="float">
            <text:p>5009</text:p>
          </table:table-cell>
          <table:table-cell table:style-name="ce9" table:formula="of:=[.C6]-[.C49]" office:value-type="float" office:value="115756" calcext:value-type="float">
            <text:p>115756</text:p>
          </table:table-cell>
          <table:table-cell table:style-name="ce9" table:formula="of:=[.D6]-[.D49]" office:value-type="float" office:value="1309737" calcext:value-type="float">
            <text:p>1309737</text:p>
          </table:table-cell>
          <table:table-cell table:style-name="ce9" table:formula="of:=[.E6]-[.E49]" office:value-type="float" office:value="15287324" calcext:value-type="float">
            <text:p>15287324</text:p>
          </table:table-cell>
          <table:table-cell table:style-name="ce9" table:formula="of:=[.F6]-[.F49]" office:value-type="float" office:value="215498684" calcext:value-type="float">
            <text:p>215498684</text:p>
          </table:table-cell>
          <table:table-cell table:style-name="ce19" table:formula="of:=[.G6]-[.G49]" office:value-type="float" office:value="2731571218" calcext:value-type="float">
            <text:p>2731571218</text:p>
          </table:table-cell>
          <table:table-cell table:number-columns-repeated="10"/>
        </table:table-row>
        <table:table-row table:style-name="ro1">
          <table:table-cell table:style-name="ce2" table:formula="of:=&quot;BTreeSet::remove()&quot;" office:value-type="string" office:string-value="BTreeSet::remove()" calcext:value-type="string">
            <text:p>BTreeSet::remove()</text:p>
          </table:table-cell>
          <table:table-cell table:style-name="ce9" table:formula="of:=[.B7]-[.B50]" office:value-type="float" office:value="4816" calcext:value-type="float">
            <text:p>4816</text:p>
          </table:table-cell>
          <table:table-cell table:style-name="ce9" table:formula="of:=[.C7]-[.C50]" office:value-type="float" office:value="96295" calcext:value-type="float">
            <text:p>96295</text:p>
          </table:table-cell>
          <table:table-cell table:style-name="ce9" table:formula="of:=[.D7]-[.D50]" office:value-type="float" office:value="1695886" calcext:value-type="float">
            <text:p>1695886</text:p>
          </table:table-cell>
          <table:table-cell table:style-name="ce9" table:formula="of:=[.E7]-[.E50]" office:value-type="float" office:value="20349240" calcext:value-type="float">
            <text:p>20349240</text:p>
          </table:table-cell>
          <table:table-cell table:style-name="ce9" table:formula="of:=[.F7]-[.F50]" office:value-type="float" office:value="235777256" calcext:value-type="float">
            <text:p>235777256</text:p>
          </table:table-cell>
          <table:table-cell table:style-name="ce19" table:formula="of:=[.G7]-[.G50]" office:value-type="float" office:value="2798420393" calcext:value-type="float">
            <text:p>279842039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 table:formula="of:=[.B8]-[.B51]" office:value-type="float" office:value="4024" calcext:value-type="float">
            <text:p>4024</text:p>
          </table:table-cell>
          <table:table-cell table:style-name="ce9" table:formula="of:=[.C8]-[.C51]" office:value-type="float" office:value="87589" calcext:value-type="float">
            <text:p>87589</text:p>
          </table:table-cell>
          <table:table-cell table:style-name="ce9" table:formula="of:=[.D8]-[.D51]" office:value-type="float" office:value="1221598" calcext:value-type="float">
            <text:p>1221598</text:p>
          </table:table-cell>
          <table:table-cell table:style-name="ce9" table:formula="of:=[.E8]-[.E51]" office:value-type="float" office:value="13636909" calcext:value-type="float">
            <text:p>13636909</text:p>
          </table:table-cell>
          <table:table-cell table:style-name="ce9" table:formula="of:=[.F8]-[.F51]" office:value-type="float" office:value="168410639" calcext:value-type="float">
            <text:p>168410639</text:p>
          </table:table-cell>
          <table:table-cell table:style-name="ce19" table:formula="of:=[.G8]-[.G51]" office:value-type="float" office:value="2062086186" calcext:value-type="float">
            <text:p>2062086186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 table:formula="of:=[.B9]-[.B47]" office:value-type="float" office:value="2827" calcext:value-type="float">
            <text:p>2827</text:p>
          </table:table-cell>
          <table:table-cell table:style-name="ce10" table:formula="of:=[.C9]-[.C47]" office:value-type="float" office:value="48236" calcext:value-type="float">
            <text:p>48236</text:p>
          </table:table-cell>
          <table:table-cell table:style-name="ce10" table:formula="of:=[.D9]-[.D47]" office:value-type="float" office:value="1095209" calcext:value-type="float">
            <text:p>1095209</text:p>
          </table:table-cell>
          <table:table-cell table:style-name="ce10" table:formula="of:=[.E9]-[.E47]" office:value-type="float" office:value="13575121" calcext:value-type="float">
            <text:p>13575121</text:p>
          </table:table-cell>
          <table:table-cell table:style-name="ce10" table:formula="of:=[.F9]-[.F47]" office:value-type="float" office:value="163643651" calcext:value-type="float">
            <text:p>163643651</text:p>
          </table:table-cell>
          <table:table-cell table:style-name="ce20" table:formula="of:=[.G9]-[.G47]" office:value-type="float" office:value="2322708133" calcext:value-type="float">
            <text:p>232270813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 table:formula="of:=[.B56]/[.B56]" office:value-type="float" office:value="1" calcext:value-type="float">
            <text:p>1.00</text:p>
          </table:table-cell>
          <table:table-cell table:style-name="ce12" table:formula="of:=[.C56]/[.C56]" office:value-type="float" office:value="1" calcext:value-type="float">
            <text:p>1.00</text:p>
          </table:table-cell>
          <table:table-cell table:style-name="ce12" table:formula="of:=[.D56]/[.D56]" office:value-type="float" office:value="1" calcext:value-type="float">
            <text:p>1.00</text:p>
          </table:table-cell>
          <table:table-cell table:style-name="ce12" table:formula="of:=[.E56]/[.E56]" office:value-type="float" office:value="1" calcext:value-type="float">
            <text:p>1.00</text:p>
          </table:table-cell>
          <table:table-cell table:style-name="ce12" table:formula="of:=[.F56]/[.F56]" office:value-type="float" office:value="1" calcext:value-type="float">
            <text:p>1.00</text:p>
          </table:table-cell>
          <table:table-cell table:style-name="ce22" table:formula="of:=[.G56]/[.G56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 table:formula="of:=[.B57]/[.B56]" office:value-type="float" office:value="1.31117021276596" calcext:value-type="float">
            <text:p>1.31</text:p>
          </table:table-cell>
          <table:table-cell table:style-name="ce13" table:formula="of:=[.C57]/[.C56]" office:value-type="float" office:value="1.86717005211103" calcext:value-type="float">
            <text:p>1.87</text:p>
          </table:table-cell>
          <table:table-cell table:style-name="ce13" table:formula="of:=[.D57]/[.D56]" office:value-type="float" office:value="2.23789926103131" calcext:value-type="float">
            <text:p>2.24</text:p>
          </table:table-cell>
          <table:table-cell table:style-name="ce13" table:formula="of:=[.E57]/[.E56]" office:value-type="float" office:value="1.73055099360479" calcext:value-type="float">
            <text:p>1.73</text:p>
          </table:table-cell>
          <table:table-cell table:style-name="ce13" table:formula="of:=[.F57]/[.F56]" office:value-type="float" office:value="2.23059703713466" calcext:value-type="float">
            <text:p>2.23</text:p>
          </table:table-cell>
          <table:table-cell table:style-name="ce23" table:formula="of:=[.G57]/[.G56]" office:value-type="float" office:value="1.75474673721946" calcext:value-type="float">
            <text:p>1.75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 table:formula="of:=[.B58]/[.B56]" office:value-type="float" office:value="6.66090425531915" calcext:value-type="float">
            <text:p>6.66</text:p>
          </table:table-cell>
          <table:table-cell table:style-name="ce13" table:formula="of:=[.C58]/[.C56]" office:value-type="float" office:value="12.3105391896203" calcext:value-type="float">
            <text:p>12.31</text:p>
          </table:table-cell>
          <table:table-cell table:style-name="ce13" table:formula="of:=[.D58]/[.D56]" office:value-type="float" office:value="13.2764695745608" calcext:value-type="float">
            <text:p>13.28</text:p>
          </table:table-cell>
          <table:table-cell table:style-name="ce13" table:formula="of:=[.E58]/[.E56]" office:value-type="float" office:value="9.10972676762019" calcext:value-type="float">
            <text:p>9.11</text:p>
          </table:table-cell>
          <table:table-cell table:style-name="ce13" table:formula="of:=[.F58]/[.F56]" office:value-type="float" office:value="11.9428976373257" calcext:value-type="float">
            <text:p>11.94</text:p>
          </table:table-cell>
          <table:table-cell table:style-name="ce23" table:formula="of:=[.G58]/[.G56]" office:value-type="float" office:value="9.08240839653231" calcext:value-type="float">
            <text:p>9.08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 table:formula="of:=[.B59]/[.B56]" office:value-type="float" office:value="6.40425531914894" calcext:value-type="float">
            <text:p>6.40</text:p>
          </table:table-cell>
          <table:table-cell table:style-name="ce13" table:formula="of:=[.C59]/[.C56]" office:value-type="float" office:value="10.2408805700308" calcext:value-type="float">
            <text:p>10.24</text:p>
          </table:table-cell>
          <table:table-cell table:style-name="ce13" table:formula="of:=[.D59]/[.D56]" office:value-type="float" office:value="17.1907633982423" calcext:value-type="float">
            <text:p>17.19</text:p>
          </table:table-cell>
          <table:table-cell table:style-name="ce13" table:formula="of:=[.E59]/[.E56]" office:value-type="float" office:value="12.1261259543349" calcext:value-type="float">
            <text:p>12.13</text:p>
          </table:table-cell>
          <table:table-cell table:style-name="ce13" table:formula="of:=[.F59]/[.F56]" office:value-type="float" office:value="13.0667323871804" calcext:value-type="float">
            <text:p>13.07</text:p>
          </table:table-cell>
          <table:table-cell table:style-name="ce23" table:formula="of:=[.G59]/[.G56]" office:value-type="float" office:value="9.30468029056911" calcext:value-type="float">
            <text:p>9.3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 table:formula="of:=[.B60]/[.B56]" office:value-type="float" office:value="5.35106382978723" calcext:value-type="float">
            <text:p>5.35</text:p>
          </table:table-cell>
          <table:table-cell table:style-name="ce13" table:formula="of:=[.C60]/[.C56]" office:value-type="float" office:value="9.31500584919706" calcext:value-type="float">
            <text:p>9.32</text:p>
          </table:table-cell>
          <table:table-cell table:style-name="ce13" table:formula="of:=[.D60]/[.D56]" office:value-type="float" office:value="12.3830270346981" calcext:value-type="float">
            <text:p>12.38</text:p>
          </table:table-cell>
          <table:table-cell table:style-name="ce13" table:formula="of:=[.E60]/[.E56]" office:value-type="float" office:value="8.12624334676891" calcext:value-type="float">
            <text:p>8.13</text:p>
          </table:table-cell>
          <table:table-cell table:style-name="ce13" table:formula="of:=[.F60]/[.F56]" office:value-type="float" office:value="9.3332867991603" calcext:value-type="float">
            <text:p>9.33</text:p>
          </table:table-cell>
          <table:table-cell table:style-name="ce23" table:formula="of:=[.G60]/[.G56]" office:value-type="float" office:value="6.85638681747879" calcext:value-type="float">
            <text:p>6.8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 table:formula="of:=[.B61]/[.B56]" office:value-type="float" office:value="3.7593085106383" calcext:value-type="float">
            <text:p>3.76</text:p>
          </table:table-cell>
          <table:table-cell table:style-name="ce14" table:formula="of:=[.C61]/[.C56]" office:value-type="float" office:value="5.12985217483782" calcext:value-type="float">
            <text:p>5.13</text:p>
          </table:table-cell>
          <table:table-cell table:style-name="ce14" table:formula="of:=[.D61]/[.D56]" office:value-type="float" office:value="11.101854010603" calcext:value-type="float">
            <text:p>11.10</text:p>
          </table:table-cell>
          <table:table-cell table:style-name="ce14" table:formula="of:=[.E61]/[.E56]" office:value-type="float" office:value="8.08942383555048" calcext:value-type="float">
            <text:p>8.09</text:p>
          </table:table-cell>
          <table:table-cell table:style-name="ce14" table:formula="of:=[.F61]/[.F56]" office:value-type="float" office:value="9.06910119641964" calcext:value-type="float">
            <text:p>9.07</text:p>
          </table:table-cell>
          <table:table-cell table:style-name="ce24" table:formula="of:=[.G61]/[.G56]" office:value-type="float" office:value="7.72294850335222" calcext:value-type="float">
            <text:p>7.72</text:p>
          </table:table-cell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/>
          <table:table-cell table:style-name="ce8" table:formula="of:=[.C28]-[.C47]" office:value-type="float" office:value="7391" calcext:value-type="float">
            <text:p>7391</text:p>
          </table:table-cell>
          <table:table-cell table:style-name="ce8" table:formula="of:=[.D28]-[.D47]" office:value-type="float" office:value="76578" calcext:value-type="float">
            <text:p>76578</text:p>
          </table:table-cell>
          <table:table-cell table:style-name="ce8" table:formula="of:=[.E28]-[.E47]" office:value-type="float" office:value="808798" calcext:value-type="float">
            <text:p>808798</text:p>
          </table:table-cell>
          <table:table-cell table:style-name="ce8" table:formula="of:=[.F28]-[.F47]" office:value-type="float" office:value="9680006" calcext:value-type="float">
            <text:p>9680006</text:p>
          </table:table-cell>
          <table:table-cell table:style-name="ce18" table:formula="of:=[.G28]-[.G47]" office:value-type="float" office:value="108172140" calcext:value-type="float">
            <text:p>10817214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/>
          <table:table-cell table:style-name="ce9" table:formula="of:=[.C29]-[.C48]" office:value-type="float" office:value="8548" calcext:value-type="float">
            <text:p>8548</text:p>
          </table:table-cell>
          <table:table-cell table:style-name="ce9" table:formula="of:=[.D29]-[.D48]" office:value-type="float" office:value="98339" calcext:value-type="float">
            <text:p>98339</text:p>
          </table:table-cell>
          <table:table-cell table:style-name="ce9" table:formula="of:=[.E29]-[.E48]" office:value-type="float" office:value="1118762" calcext:value-type="float">
            <text:p>1118762</text:p>
          </table:table-cell>
          <table:table-cell table:style-name="ce9" table:formula="of:=[.F29]-[.F48]" office:value-type="float" office:value="13122604" calcext:value-type="float">
            <text:p>13122604</text:p>
          </table:table-cell>
          <table:table-cell table:style-name="ce19" table:formula="of:=[.G29]-[.G48]" office:value-type="float" office:value="147644415" calcext:value-type="float">
            <text:p>14764441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9"/>
          <table:table-cell table:style-name="ce9" table:formula="of:=[.C30]-[.C49]" office:value-type="float" office:value="92917" calcext:value-type="float">
            <text:p>92917</text:p>
          </table:table-cell>
          <table:table-cell table:style-name="ce9" table:formula="of:=[.D30]-[.D49]" office:value-type="float" office:value="1035564" calcext:value-type="float">
            <text:p>1035564</text:p>
          </table:table-cell>
          <table:table-cell table:style-name="ce9" table:formula="of:=[.E30]-[.E49]" office:value-type="float" office:value="10917460" calcext:value-type="float">
            <text:p>10917460</text:p>
          </table:table-cell>
          <table:table-cell table:style-name="ce9" table:formula="of:=[.F30]-[.F49]" office:value-type="float" office:value="147219884" calcext:value-type="float">
            <text:p>147219884</text:p>
          </table:table-cell>
          <table:table-cell table:style-name="ce19" table:formula="of:=[.G30]-[.G49]" office:value-type="float" office:value="1701839377" calcext:value-type="float">
            <text:p>1701839377</text:p>
          </table:table-cell>
          <table:table-cell table:number-columns-repeated="10"/>
        </table:table-row>
        <table:table-row table:style-name="ro1">
          <table:table-cell table:style-name="ce2" table:formula="of:=&quot;BTreeSet::remove()&quot;" office:value-type="string" office:string-value="BTreeSet::remove()" calcext:value-type="string">
            <text:p>BTreeSet::remove()</text:p>
          </table:table-cell>
          <table:table-cell table:style-name="ce9"/>
          <table:table-cell table:style-name="ce9" table:formula="of:=[.C31]-[.C50]" office:value-type="float" office:value="58867" calcext:value-type="float">
            <text:p>58867</text:p>
          </table:table-cell>
          <table:table-cell table:style-name="ce9" table:formula="of:=[.D31]-[.D50]" office:value-type="float" office:value="1237651" calcext:value-type="float">
            <text:p>1237651</text:p>
          </table:table-cell>
          <table:table-cell table:style-name="ce9" table:formula="of:=[.E31]-[.E50]" office:value-type="float" office:value="15608667" calcext:value-type="float">
            <text:p>15608667</text:p>
          </table:table-cell>
          <table:table-cell table:style-name="ce9" table:formula="of:=[.F31]-[.F50]" office:value-type="float" office:value="187538614" calcext:value-type="float">
            <text:p>187538614</text:p>
          </table:table-cell>
          <table:table-cell table:style-name="ce19" table:formula="of:=[.G31]-[.G50]" office:value-type="float" office:value="2218625638" calcext:value-type="float">
            <text:p>221862563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/>
          <table:table-cell table:style-name="ce9" table:formula="of:=[.C32]-[.C51]" office:value-type="float" office:value="79694" calcext:value-type="float">
            <text:p>79694</text:p>
          </table:table-cell>
          <table:table-cell table:style-name="ce9" table:formula="of:=[.D32]-[.D51]" office:value-type="float" office:value="995718" calcext:value-type="float">
            <text:p>995718</text:p>
          </table:table-cell>
          <table:table-cell table:style-name="ce9" table:formula="of:=[.E32]-[.E51]" office:value-type="float" office:value="10531483" calcext:value-type="float">
            <text:p>10531483</text:p>
          </table:table-cell>
          <table:table-cell table:style-name="ce9" table:formula="of:=[.F32]-[.F51]" office:value-type="float" office:value="124474613" calcext:value-type="float">
            <text:p>124474613</text:p>
          </table:table-cell>
          <table:table-cell table:style-name="ce19" table:formula="of:=[.G32]-[.G51]" office:value-type="float" office:value="1410049102" calcext:value-type="float">
            <text:p>141004910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/>
          <table:table-cell table:style-name="ce10" table:formula="of:=[.C33]-[.C47]" office:value-type="float" office:value="112649" calcext:value-type="float">
            <text:p>112649</text:p>
          </table:table-cell>
          <table:table-cell table:style-name="ce10" table:formula="of:=[.D33]-[.D47]" office:value-type="float" office:value="1433460" calcext:value-type="float">
            <text:p>1433460</text:p>
          </table:table-cell>
          <table:table-cell table:style-name="ce10" table:formula="of:=[.E33]-[.E47]" office:value-type="float" office:value="16709370" calcext:value-type="float">
            <text:p>16709370</text:p>
          </table:table-cell>
          <table:table-cell table:style-name="ce10" table:formula="of:=[.F33]-[.F47]" office:value-type="float" office:value="186854369" calcext:value-type="float">
            <text:p>186854369</text:p>
          </table:table-cell>
          <table:table-cell table:style-name="ce20" table:formula="of:=[.G33]-[.G47]" office:value-type="float" office:value="2535034313" calcext:value-type="float">
            <text:p>253503431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/>
          <table:table-cell table:style-name="ce16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/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/>
          <table:table-cell table:style-name="ce12" table:formula="of:=[.C77]/[.C77]" office:value-type="float" office:value="1" calcext:value-type="float">
            <text:p>1.00</text:p>
          </table:table-cell>
          <table:table-cell table:style-name="ce12" table:formula="of:=[.D77]/[.D77]" office:value-type="float" office:value="1" calcext:value-type="float">
            <text:p>1.00</text:p>
          </table:table-cell>
          <table:table-cell table:style-name="ce12" table:formula="of:=[.E77]/[.E77]" office:value-type="float" office:value="1" calcext:value-type="float">
            <text:p>1.00</text:p>
          </table:table-cell>
          <table:table-cell table:style-name="ce12" table:formula="of:=[.F77]/[.F77]" office:value-type="float" office:value="1" calcext:value-type="float">
            <text:p>1.00</text:p>
          </table:table-cell>
          <table:table-cell table:style-name="ce22" table:formula="of:=[.G77]/[.G77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/>
          <table:table-cell table:style-name="ce13" table:formula="of:=[.C78]/[.C77]" office:value-type="float" office:value="1.156541739954" calcext:value-type="float">
            <text:p>1.16</text:p>
          </table:table-cell>
          <table:table-cell table:style-name="ce13" table:formula="of:=[.D78]/[.D77]" office:value-type="float" office:value="1.28416777664603" calcext:value-type="float">
            <text:p>1.28</text:p>
          </table:table-cell>
          <table:table-cell table:style-name="ce13" table:formula="of:=[.E78]/[.E77]" office:value-type="float" office:value="1.38324031463975" calcext:value-type="float">
            <text:p>1.38</text:p>
          </table:table-cell>
          <table:table-cell table:style-name="ce13" table:formula="of:=[.F78]/[.F77]" office:value-type="float" office:value="1.35564006881814" calcext:value-type="float">
            <text:p>1.36</text:p>
          </table:table-cell>
          <table:table-cell table:style-name="ce23" table:formula="of:=[.G78]/[.G77]" office:value-type="float" office:value="1.36490241387477" calcext:value-type="float">
            <text:p>1.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/>
          <table:table-cell table:style-name="ce13" table:formula="of:=[.C79]/[.C77]" office:value-type="float" office:value="12.5716411852253" calcext:value-type="float">
            <text:p>12.57</text:p>
          </table:table-cell>
          <table:table-cell table:style-name="ce13" table:formula="of:=[.D79]/[.D77]" office:value-type="float" office:value="13.5229961607772" calcext:value-type="float">
            <text:p>13.52</text:p>
          </table:table-cell>
          <table:table-cell table:style-name="ce13" table:formula="of:=[.E79]/[.E77]" office:value-type="float" office:value="13.4983766033052" calcext:value-type="float">
            <text:p>13.50</text:p>
          </table:table-cell>
          <table:table-cell table:style-name="ce13" table:formula="of:=[.F79]/[.F77]" office:value-type="float" office:value="15.2086562756263" calcext:value-type="float">
            <text:p>15.21</text:p>
          </table:table-cell>
          <table:table-cell table:style-name="ce23" table:formula="of:=[.G79]/[.G77]" office:value-type="float" office:value="15.7326958401673" calcext:value-type="float">
            <text:p>15.73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/>
          <table:table-cell table:style-name="ce13" table:formula="of:=[.C80]/[.C77]" office:value-type="float" office:value="7.9646867812204" calcext:value-type="float">
            <text:p>7.96</text:p>
          </table:table-cell>
          <table:table-cell table:style-name="ce13" table:formula="of:=[.D80]/[.D77]" office:value-type="float" office:value="16.161965577581" calcext:value-type="float">
            <text:p>16.16</text:p>
          </table:table-cell>
          <table:table-cell table:style-name="ce13" table:formula="of:=[.E80]/[.E77]" office:value-type="float" office:value="19.2985974248205" calcext:value-type="float">
            <text:p>19.30</text:p>
          </table:table-cell>
          <table:table-cell table:style-name="ce13" table:formula="of:=[.F80]/[.F77]" office:value-type="float" office:value="19.3738117517696" calcext:value-type="float">
            <text:p>19.37</text:p>
          </table:table-cell>
          <table:table-cell table:style-name="ce23" table:formula="of:=[.G80]/[.G77]" office:value-type="float" office:value="20.5101390986626" calcext:value-type="float">
            <text:p>20.5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/>
          <table:table-cell table:style-name="ce13" table:formula="of:=[.C81]/[.C77]" office:value-type="float" office:value="10.7825734000812" calcext:value-type="float">
            <text:p>10.78</text:p>
          </table:table-cell>
          <table:table-cell table:style-name="ce13" table:formula="of:=[.D81]/[.D77]" office:value-type="float" office:value="13.0026639504819" calcext:value-type="float">
            <text:p>13.00</text:p>
          </table:table-cell>
          <table:table-cell table:style-name="ce13" table:formula="of:=[.E81]/[.E77]" office:value-type="float" office:value="13.0211536131395" calcext:value-type="float">
            <text:p>13.02</text:p>
          </table:table-cell>
          <table:table-cell table:style-name="ce13" table:formula="of:=[.F81]/[.F77]" office:value-type="float" office:value="12.8589396535498" calcext:value-type="float">
            <text:p>12.86</text:p>
          </table:table-cell>
          <table:table-cell table:style-name="ce23" table:formula="of:=[.G81]/[.G77]" office:value-type="float" office:value="13.0352334898801" calcext:value-type="float">
            <text:p>13.0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/>
          <table:table-cell table:style-name="ce14" table:formula="of:=[.C82]/[.C77]" office:value-type="float" office:value="15.2413746448383" calcext:value-type="float">
            <text:p>15.24</text:p>
          </table:table-cell>
          <table:table-cell table:style-name="ce14" table:formula="of:=[.D82]/[.D77]" office:value-type="float" office:value="18.7189532241636" calcext:value-type="float">
            <text:p>18.72</text:p>
          </table:table-cell>
          <table:table-cell table:style-name="ce14" table:formula="of:=[.E82]/[.E77]" office:value-type="float" office:value="20.6595095437921" calcext:value-type="float">
            <text:p>20.66</text:p>
          </table:table-cell>
          <table:table-cell table:style-name="ce14" table:formula="of:=[.F82]/[.F77]" office:value-type="float" office:value="19.3031253286413" calcext:value-type="float">
            <text:p>19.30</text:p>
          </table:table-cell>
          <table:table-cell table:style-name="ce24" table:formula="of:=[.G82]/[.G77]" office:value-type="float" office:value="23.4351868512539" calcext:value-type="float">
            <text:p>23.44</text:p>
          </table:table-cell>
          <table:table-cell table:number-columns-repeated="10"/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number-columns-repeated="2"/>
          <table:table-cell table:style-name="ce15"/>
          <table:table-cell table:number-columns-repeated="14"/>
        </table:table-row>
      </table:table>
      <table:table table:name="variations" table:style-name="ta1">
        <table:shapes>
          <draw:frame draw:z-index="0" draw:style-name="gr1" draw:text-style-name="P1" svg:width="535.66pt" svg:height="226.63pt" svg:x="637.6pt" svg:y="16.55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530.93pt" svg:height="219.86pt" svg:x="636.77pt" svg:y="328.28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30.93pt" svg:height="219.86pt" svg:x="638.28pt" svg:y="685.1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530.93pt" svg:height="219.86pt" svg:x="638.33pt" svg:y="955.5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899" calcext:value-type="float">
            <text:p>899</text:p>
          </table:table-cell>
          <table:table-cell table:style-name="ce8" office:value-type="float" office:value="9550" calcext:value-type="float">
            <text:p>9550</text:p>
          </table:table-cell>
          <table:table-cell table:style-name="ce8" office:value-type="float" office:value="107350" calcext:value-type="float">
            <text:p>107350</text:p>
          </table:table-cell>
          <table:table-cell table:style-name="ce8" office:value-type="float" office:value="1686831" calcext:value-type="float">
            <text:p>1686831</text:p>
          </table:table-cell>
          <table:table-cell table:style-name="ce8" office:value-type="float" office:value="20576242" calcext:value-type="float">
            <text:p>20576242</text:p>
          </table:table-cell>
          <table:table-cell table:style-name="ce18" office:value-type="float" office:value="303286217" calcext:value-type="float">
            <text:p>30328621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office:value-type="float" office:value="1182" calcext:value-type="float">
            <text:p>1182</text:p>
          </table:table-cell>
          <table:table-cell table:style-name="ce9" office:value-type="float" office:value="19996" calcext:value-type="float">
            <text:p>19996</text:p>
          </table:table-cell>
          <table:table-cell table:style-name="ce9" office:value-type="float" office:value="255582" calcext:value-type="float">
            <text:p>255582</text:p>
          </table:table-cell>
          <table:table-cell table:style-name="ce9" office:value-type="float" office:value="3255305" calcext:value-type="float">
            <text:p>3255305</text:p>
          </table:table-cell>
          <table:table-cell table:style-name="ce9" office:value-type="float" office:value="49488931" calcext:value-type="float">
            <text:p>49488931</text:p>
          </table:table-cell>
          <table:table-cell table:style-name="ce19" office:value-type="float" office:value="629168721" calcext:value-type="float">
            <text:p>62916872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 office:value-type="float" office:value="8507" calcext:value-type="float">
            <text:p>8507</text:p>
          </table:table-cell>
          <table:table-cell table:style-name="ce9" office:value-type="float" office:value="181180" calcext:value-type="float">
            <text:p>181180</text:p>
          </table:table-cell>
          <table:table-cell table:style-name="ce9" office:value-type="float" office:value="2273720" calcext:value-type="float">
            <text:p>2273720</text:p>
          </table:table-cell>
          <table:table-cell table:style-name="ce9" office:value-type="float" office:value="29847799" calcext:value-type="float">
            <text:p>29847799</text:p>
          </table:table-cell>
          <table:table-cell table:style-name="ce9" office:value-type="float" office:value="534520428" calcext:value-type="float">
            <text:p>534520428</text:p>
          </table:table-cell>
          <table:table-cell table:style-name="ce19" office:value-type="float" office:value="6300191774" calcext:value-type="float">
            <text:p>630019177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 office:value-type="float" office:value="5897" calcext:value-type="float">
            <text:p>5897</text:p>
          </table:table-cell>
          <table:table-cell table:style-name="ce9" office:value-type="float" office:value="106711" calcext:value-type="float">
            <text:p>106711</text:p>
          </table:table-cell>
          <table:table-cell table:style-name="ce9" office:value-type="float" office:value="1855874" calcext:value-type="float">
            <text:p>1855874</text:p>
          </table:table-cell>
          <table:table-cell table:style-name="ce9" office:value-type="float" office:value="22369494" calcext:value-type="float">
            <text:p>22369494</text:p>
          </table:table-cell>
          <table:table-cell table:style-name="ce9" office:value-type="float" office:value="307954587" calcext:value-type="float">
            <text:p>307954587</text:p>
          </table:table-cell>
          <table:table-cell table:style-name="ce19" office:value-type="float" office:value="3579084271" calcext:value-type="float">
            <text:p>357908427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 office:value-type="float" office:value="7425" calcext:value-type="float">
            <text:p>7425</text:p>
          </table:table-cell>
          <table:table-cell table:style-name="ce9" office:value-type="float" office:value="155005" calcext:value-type="float">
            <text:p>155005</text:p>
          </table:table-cell>
          <table:table-cell table:style-name="ce9" office:value-type="float" office:value="2280359" calcext:value-type="float">
            <text:p>2280359</text:p>
          </table:table-cell>
          <table:table-cell table:style-name="ce9" office:value-type="float" office:value="28281386" calcext:value-type="float">
            <text:p>28281386</text:p>
          </table:table-cell>
          <table:table-cell table:style-name="ce9" office:value-type="float" office:value="510139266" calcext:value-type="float">
            <text:p>510139266</text:p>
          </table:table-cell>
          <table:table-cell table:style-name="ce19" office:value-type="float" office:value="5946660008" calcext:value-type="float">
            <text:p>594666000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 office:value-type="float" office:value="2974" calcext:value-type="float">
            <text:p>2974</text:p>
          </table:table-cell>
          <table:table-cell table:style-name="ce10" office:value-type="float" office:value="48796" calcext:value-type="float">
            <text:p>48796</text:p>
          </table:table-cell>
          <table:table-cell table:style-name="ce10" office:value-type="float" office:value="1103908" calcext:value-type="float">
            <text:p>1103908</text:p>
          </table:table-cell>
          <table:table-cell table:style-name="ce10" office:value-type="float" office:value="13698736" calcext:value-type="float">
            <text:p>13698736</text:p>
          </table:table-cell>
          <table:table-cell table:style-name="ce10" office:value-type="float" office:value="166175806" calcext:value-type="float">
            <text:p>166175806</text:p>
          </table:table-cell>
          <table:table-cell table:style-name="ce20" office:value-type="float" office:value="2358231545" calcext:value-type="float">
            <text:p>235823154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 table:formula="of:=[.B4]/[.B4]" office:value-type="float" office:value="1" calcext:value-type="float">
            <text:p>1.00</text:p>
          </table:table-cell>
          <table:table-cell table:style-name="ce12" table:formula="of:=[.C4]/[.C4]" office:value-type="float" office:value="1" calcext:value-type="float">
            <text:p>1.00</text:p>
          </table:table-cell>
          <table:table-cell table:style-name="ce12" table:formula="of:=[.D4]/[.D4]" office:value-type="float" office:value="1" calcext:value-type="float">
            <text:p>1.00</text:p>
          </table:table-cell>
          <table:table-cell table:style-name="ce12" table:formula="of:=[.E4]/[.E4]" office:value-type="float" office:value="1" calcext:value-type="float">
            <text:p>1.00</text:p>
          </table:table-cell>
          <table:table-cell table:style-name="ce12" table:formula="of:=[.F4]/[.F4]" office:value-type="float" office:value="1" calcext:value-type="float">
            <text:p>1.00</text:p>
          </table:table-cell>
          <table:table-cell table:style-name="ce22" table:formula="of:=[.G4]/[.G4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 table:formula="of:=[.B5]/[.B4]" office:value-type="float" office:value="1.31479421579533" calcext:value-type="float">
            <text:p>1.31</text:p>
          </table:table-cell>
          <table:table-cell table:style-name="ce13" table:formula="of:=[.C5]/[.C4]" office:value-type="float" office:value="2.0938219895288" calcext:value-type="float">
            <text:p>2.09</text:p>
          </table:table-cell>
          <table:table-cell table:style-name="ce13" table:formula="of:=[.D5]/[.D4]" office:value-type="float" office:value="2.38082906380997" calcext:value-type="float">
            <text:p>2.38</text:p>
          </table:table-cell>
          <table:table-cell table:style-name="ce13" table:formula="of:=[.E5]/[.E4]" office:value-type="float" office:value="1.92983470187588" calcext:value-type="float">
            <text:p>1.93</text:p>
          </table:table-cell>
          <table:table-cell table:style-name="ce13" table:formula="of:=[.F5]/[.F4]" office:value-type="float" office:value="2.40514915211437" calcext:value-type="float">
            <text:p>2.41</text:p>
          </table:table-cell>
          <table:table-cell table:style-name="ce23" table:formula="of:=[.G5]/[.G4]" office:value-type="float" office:value="2.07450482657443" calcext:value-type="float">
            <text:p>2.07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 table:formula="of:=[.B6]/[.B4]" office:value-type="float" office:value="9.46273637374861" calcext:value-type="float">
            <text:p>9.46</text:p>
          </table:table-cell>
          <table:table-cell table:style-name="ce13" table:formula="of:=[.C6]/[.C4]" office:value-type="float" office:value="18.9717277486911" calcext:value-type="float">
            <text:p>18.97</text:p>
          </table:table-cell>
          <table:table-cell table:style-name="ce13" table:formula="of:=[.D6]/[.D4]" office:value-type="float" office:value="21.1804378202142" calcext:value-type="float">
            <text:p>21.18</text:p>
          </table:table-cell>
          <table:table-cell table:style-name="ce13" table:formula="of:=[.E6]/[.E4]" office:value-type="float" office:value="17.6945995182683" calcext:value-type="float">
            <text:p>17.69</text:p>
          </table:table-cell>
          <table:table-cell table:style-name="ce13" table:formula="of:=[.F6]/[.F4]" office:value-type="float" office:value="25.97755352994" calcext:value-type="float">
            <text:p>25.98</text:p>
          </table:table-cell>
          <table:table-cell table:style-name="ce23" table:formula="of:=[.G6]/[.G4]" office:value-type="float" office:value="20.7730896455476" calcext:value-type="float">
            <text:p>20.77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 table:formula="of:=[.B7]/[.B4]" office:value-type="float" office:value="6.559510567297" calcext:value-type="float">
            <text:p>6.56</text:p>
          </table:table-cell>
          <table:table-cell table:style-name="ce13" table:formula="of:=[.C7]/[.C4]" office:value-type="float" office:value="11.1739267015707" calcext:value-type="float">
            <text:p>11.17</text:p>
          </table:table-cell>
          <table:table-cell table:style-name="ce13" table:formula="of:=[.D7]/[.D4]" office:value-type="float" office:value="17.2880670703307" calcext:value-type="float">
            <text:p>17.29</text:p>
          </table:table-cell>
          <table:table-cell table:style-name="ce13" table:formula="of:=[.E7]/[.E4]" office:value-type="float" office:value="13.2612537948378" calcext:value-type="float">
            <text:p>13.26</text:p>
          </table:table-cell>
          <table:table-cell table:style-name="ce13" table:formula="of:=[.F7]/[.F4]" office:value-type="float" office:value="14.9665126897322" calcext:value-type="float">
            <text:p>14.97</text:p>
          </table:table-cell>
          <table:table-cell table:style-name="ce23" table:formula="of:=[.G7]/[.G4]" office:value-type="float" office:value="11.8010119497122" calcext:value-type="float">
            <text:p>11.8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 table:formula="of:=[.B8]/[.B4]" office:value-type="float" office:value="8.25917686318131" calcext:value-type="float">
            <text:p>8.26</text:p>
          </table:table-cell>
          <table:table-cell table:style-name="ce13" table:formula="of:=[.C8]/[.C4]" office:value-type="float" office:value="16.230890052356" calcext:value-type="float">
            <text:p>16.23</text:p>
          </table:table-cell>
          <table:table-cell table:style-name="ce13" table:formula="of:=[.D8]/[.D4]" office:value-type="float" office:value="21.2422822543083" calcext:value-type="float">
            <text:p>21.24</text:p>
          </table:table-cell>
          <table:table-cell table:style-name="ce13" table:formula="of:=[.E8]/[.E4]" office:value-type="float" office:value="16.7659866341086" calcext:value-type="float">
            <text:p>16.77</text:p>
          </table:table-cell>
          <table:table-cell table:style-name="ce13" table:formula="of:=[.F8]/[.F4]" office:value-type="float" office:value="24.792635409323" calcext:value-type="float">
            <text:p>24.79</text:p>
          </table:table-cell>
          <table:table-cell table:style-name="ce23" table:formula="of:=[.G8]/[.G4]" office:value-type="float" office:value="19.607419245168" calcext:value-type="float">
            <text:p>19.61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 table:formula="of:=[.B9]/[.B4]" office:value-type="float" office:value="3.30812013348165" calcext:value-type="float">
            <text:p>3.31</text:p>
          </table:table-cell>
          <table:table-cell table:style-name="ce14" table:formula="of:=[.C9]/[.C4]" office:value-type="float" office:value="5.10952879581152" calcext:value-type="float">
            <text:p>5.11</text:p>
          </table:table-cell>
          <table:table-cell table:style-name="ce14" table:formula="of:=[.D9]/[.D4]" office:value-type="float" office:value="10.2832603632976" calcext:value-type="float">
            <text:p>10.28</text:p>
          </table:table-cell>
          <table:table-cell table:style-name="ce14" table:formula="of:=[.E9]/[.E4]" office:value-type="float" office:value="8.1209890024549" calcext:value-type="float">
            <text:p>8.12</text:p>
          </table:table-cell>
          <table:table-cell table:style-name="ce14" table:formula="of:=[.F9]/[.F4]" office:value-type="float" office:value="8.076100874008" calcext:value-type="float">
            <text:p>8.08</text:p>
          </table:table-cell>
          <table:table-cell table:style-name="ce24" table:formula="of:=[.G9]/[.G4]" office:value-type="float" office:value="7.77559748123997" calcext:value-type="float">
            <text:p>7.78</text:p>
          </table:table-cell>
          <table:table-cell table:number-columns-repeated="10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/>
          <table:table-cell table:style-name="ce8" office:value-type="float" office:value="7951" calcext:value-type="float">
            <text:p>7951</text:p>
          </table:table-cell>
          <table:table-cell table:style-name="ce8" office:value-type="float" office:value="85277" calcext:value-type="float">
            <text:p>85277</text:p>
          </table:table-cell>
          <table:table-cell table:style-name="ce8" office:value-type="float" office:value="932413" calcext:value-type="float">
            <text:p>932413</text:p>
          </table:table-cell>
          <table:table-cell table:style-name="ce8" office:value-type="float" office:value="12212161" calcext:value-type="float">
            <text:p>12212161</text:p>
          </table:table-cell>
          <table:table-cell table:style-name="ce18" office:value-type="float" office:value="143695552" calcext:value-type="float">
            <text:p>1436955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/>
          <table:table-cell table:style-name="ce9" office:value-type="float" office:value="10987" calcext:value-type="float">
            <text:p>10987</text:p>
          </table:table-cell>
          <table:table-cell table:style-name="ce9" office:value-type="float" office:value="133150" calcext:value-type="float">
            <text:p>133150</text:p>
          </table:table-cell>
          <table:table-cell table:style-name="ce9" office:value-type="float" office:value="1469974" calcext:value-type="float">
            <text:p>1469974</text:p>
          </table:table-cell>
          <table:table-cell table:style-name="ce9" office:value-type="float" office:value="22362448" calcext:value-type="float">
            <text:p>22362448</text:p>
          </table:table-cell>
          <table:table-cell table:style-name="ce19" office:value-type="float" office:value="249065927" calcext:value-type="float">
            <text:p>24906592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/>
          <table:table-cell table:style-name="ce9" office:value-type="float" office:value="158341" calcext:value-type="float">
            <text:p>158341</text:p>
          </table:table-cell>
          <table:table-cell table:style-name="ce9" office:value-type="float" office:value="1999547" calcext:value-type="float">
            <text:p>1999547</text:p>
          </table:table-cell>
          <table:table-cell table:style-name="ce9" office:value-type="float" office:value="25477935" calcext:value-type="float">
            <text:p>25477935</text:p>
          </table:table-cell>
          <table:table-cell table:style-name="ce9" office:value-type="float" office:value="466241628" calcext:value-type="float">
            <text:p>466241628</text:p>
          </table:table-cell>
          <table:table-cell table:style-name="ce19" office:value-type="float" office:value="5270459933" calcext:value-type="float">
            <text:p>527045993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/>
          <table:table-cell table:style-name="ce9" office:value-type="float" office:value="69283" calcext:value-type="float">
            <text:p>69283</text:p>
          </table:table-cell>
          <table:table-cell table:style-name="ce9" office:value-type="float" office:value="1397639" calcext:value-type="float">
            <text:p>1397639</text:p>
          </table:table-cell>
          <table:table-cell table:style-name="ce9" office:value-type="float" office:value="17628921" calcext:value-type="float">
            <text:p>17628921</text:p>
          </table:table-cell>
          <table:table-cell table:style-name="ce9" office:value-type="float" office:value="259715945" calcext:value-type="float">
            <text:p>259715945</text:p>
          </table:table-cell>
          <table:table-cell table:style-name="ce19" office:value-type="float" office:value="2999289516" calcext:value-type="float">
            <text:p>29992895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/>
          <table:table-cell table:style-name="ce9" office:value-type="float" office:value="147110" calcext:value-type="float">
            <text:p>147110</text:p>
          </table:table-cell>
          <table:table-cell table:style-name="ce9" office:value-type="float" office:value="2054479" calcext:value-type="float">
            <text:p>2054479</text:p>
          </table:table-cell>
          <table:table-cell table:style-name="ce9" office:value-type="float" office:value="25175960" calcext:value-type="float">
            <text:p>25175960</text:p>
          </table:table-cell>
          <table:table-cell table:style-name="ce9" office:value-type="float" office:value="466203240" calcext:value-type="float">
            <text:p>466203240</text:p>
          </table:table-cell>
          <table:table-cell table:style-name="ce19" office:value-type="float" office:value="5294622924" calcext:value-type="float">
            <text:p>5294622924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/>
          <table:table-cell table:style-name="ce10" office:value-type="float" office:value="113209" calcext:value-type="float">
            <text:p>113209</text:p>
          </table:table-cell>
          <table:table-cell table:style-name="ce10" office:value-type="float" office:value="1442159" calcext:value-type="float">
            <text:p>1442159</text:p>
          </table:table-cell>
          <table:table-cell table:style-name="ce10" office:value-type="float" office:value="16832985" calcext:value-type="float">
            <text:p>16832985</text:p>
          </table:table-cell>
          <table:table-cell table:style-name="ce10" office:value-type="float" office:value="189386524" calcext:value-type="float">
            <text:p>189386524</text:p>
          </table:table-cell>
          <table:table-cell table:style-name="ce20" office:value-type="float" office:value="2570557725" calcext:value-type="float">
            <text:p>257055772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/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/>
          <table:table-cell table:style-name="ce12" table:formula="of:=[.C28]/[.C28]" office:value-type="float" office:value="1" calcext:value-type="float">
            <text:p>1.00</text:p>
          </table:table-cell>
          <table:table-cell table:style-name="ce12" table:formula="of:=[.D28]/[.D28]" office:value-type="float" office:value="1" calcext:value-type="float">
            <text:p>1.00</text:p>
          </table:table-cell>
          <table:table-cell table:style-name="ce12" table:formula="of:=[.E28]/[.E28]" office:value-type="float" office:value="1" calcext:value-type="float">
            <text:p>1.00</text:p>
          </table:table-cell>
          <table:table-cell table:style-name="ce12" table:formula="of:=[.F28]/[.F28]" office:value-type="float" office:value="1" calcext:value-type="float">
            <text:p>1.00</text:p>
          </table:table-cell>
          <table:table-cell table:style-name="ce22" table:formula="of:=[.G28]/[.G28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/>
          <table:table-cell table:style-name="ce13" table:formula="of:=[.C29]/[.C28]" office:value-type="float" office:value="1.38183876241982" calcext:value-type="float">
            <text:p>1.38</text:p>
          </table:table-cell>
          <table:table-cell table:style-name="ce13" table:formula="of:=[.D29]/[.D28]" office:value-type="float" office:value="1.56138231879639" calcext:value-type="float">
            <text:p>1.56</text:p>
          </table:table-cell>
          <table:table-cell table:style-name="ce13" table:formula="of:=[.E29]/[.E28]" office:value-type="float" office:value="1.57652671080305" calcext:value-type="float">
            <text:p>1.58</text:p>
          </table:table-cell>
          <table:table-cell table:style-name="ce13" table:formula="of:=[.F29]/[.F28]" office:value-type="float" office:value="1.83116223246647" calcext:value-type="float">
            <text:p>1.83</text:p>
          </table:table-cell>
          <table:table-cell table:style-name="ce23" table:formula="of:=[.G29]/[.G28]" office:value-type="float" office:value="1.73328905128532" calcext:value-type="float">
            <text:p>1.7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/>
          <table:table-cell table:style-name="ce13" table:formula="of:=[.C30]/[.C28]" office:value-type="float" office:value="19.9146019368633" calcext:value-type="float">
            <text:p>19.91</text:p>
          </table:table-cell>
          <table:table-cell table:style-name="ce13" table:formula="of:=[.D30]/[.D28]" office:value-type="float" office:value="23.4476705325" calcext:value-type="float">
            <text:p>23.45</text:p>
          </table:table-cell>
          <table:table-cell table:style-name="ce13" table:formula="of:=[.E30]/[.E28]" office:value-type="float" office:value="27.3247316371608" calcext:value-type="float">
            <text:p>27.32</text:p>
          </table:table-cell>
          <table:table-cell table:style-name="ce13" table:formula="of:=[.F30]/[.F28]" office:value-type="float" office:value="38.1784704607153" calcext:value-type="float">
            <text:p>38.18</text:p>
          </table:table-cell>
          <table:table-cell table:style-name="ce23" table:formula="of:=[.G30]/[.G28]" office:value-type="float" office:value="36.6779615627908" calcext:value-type="float">
            <text:p>36.68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/>
          <table:table-cell table:style-name="ce13" table:formula="of:=[.C31]/[.C28]" office:value-type="float" office:value="8.71374669852849" calcext:value-type="float">
            <text:p>8.71</text:p>
          </table:table-cell>
          <table:table-cell table:style-name="ce13" table:formula="of:=[.D31]/[.D28]" office:value-type="float" office:value="16.3894015971481" calcext:value-type="float">
            <text:p>16.39</text:p>
          </table:table-cell>
          <table:table-cell table:style-name="ce13" table:formula="of:=[.E31]/[.E28]" office:value-type="float" office:value="18.9067730715895" calcext:value-type="float">
            <text:p>18.91</text:p>
          </table:table-cell>
          <table:table-cell table:style-name="ce13" table:formula="of:=[.F31]/[.F28]" office:value-type="float" office:value="21.2669932045606" calcext:value-type="float">
            <text:p>21.27</text:p>
          </table:table-cell>
          <table:table-cell table:style-name="ce23" table:formula="of:=[.G31]/[.G28]" office:value-type="float" office:value="20.8725285804254" calcext:value-type="float">
            <text:p>20.8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/>
          <table:table-cell table:style-name="ce13" table:formula="of:=[.C32]/[.C28]" office:value-type="float" office:value="18.5020752106653" calcext:value-type="float">
            <text:p>18.50</text:p>
          </table:table-cell>
          <table:table-cell table:style-name="ce13" table:formula="of:=[.D32]/[.D28]" office:value-type="float" office:value="24.0918301534998" calcext:value-type="float">
            <text:p>24.09</text:p>
          </table:table-cell>
          <table:table-cell table:style-name="ce13" table:formula="of:=[.E32]/[.E28]" office:value-type="float" office:value="27.0008676412706" calcext:value-type="float">
            <text:p>27.00</text:p>
          </table:table-cell>
          <table:table-cell table:style-name="ce13" table:formula="of:=[.F32]/[.F28]" office:value-type="float" office:value="38.1753270367136" calcext:value-type="float">
            <text:p>38.18</text:p>
          </table:table-cell>
          <table:table-cell table:style-name="ce23" table:formula="of:=[.G32]/[.G28]" office:value-type="float" office:value="36.84611562646" calcext:value-type="float">
            <text:p>36.85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/>
          <table:table-cell table:style-name="ce14" table:formula="of:=[.C33]/[.C28]" office:value-type="float" office:value="14.238334800654" calcext:value-type="float">
            <text:p>14.24</text:p>
          </table:table-cell>
          <table:table-cell table:style-name="ce14" table:formula="of:=[.D33]/[.D28]" office:value-type="float" office:value="16.9114649905602" calcext:value-type="float">
            <text:p>16.91</text:p>
          </table:table-cell>
          <table:table-cell table:style-name="ce14" table:formula="of:=[.E33]/[.E28]" office:value-type="float" office:value="18.0531427596998" calcext:value-type="float">
            <text:p>18.05</text:p>
          </table:table-cell>
          <table:table-cell table:style-name="ce14" table:formula="of:=[.F33]/[.F28]" office:value-type="float" office:value="15.5080271214898" calcext:value-type="float">
            <text:p>15.51</text:p>
          </table:table-cell>
          <table:table-cell table:style-name="ce24" table:formula="of:=[.G33]/[.G28]" office:value-type="float" office:value="17.8889164572053" calcext:value-type="float">
            <text:p>17.89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Refill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8699" calcext:value-type="float">
            <text:p>8699</text:p>
          </table:table-cell>
          <table:table-cell table:style-name="ce8" office:value-type="float" office:value="123615" calcext:value-type="float">
            <text:p>123615</text:p>
          </table:table-cell>
          <table:table-cell table:style-name="ce8" office:value-type="float" office:value="2532155" calcext:value-type="float">
            <text:p>2532155</text:p>
          </table:table-cell>
          <table:table-cell table:style-name="ce18" office:value-type="float" office:value="35523412" calcext:value-type="float">
            <text:p>355234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office:value-type="float" office:value="196" calcext:value-type="float">
            <text:p>196</text:p>
          </table:table-cell>
          <table:table-cell table:style-name="ce9" office:value-type="float" office:value="2439" calcext:value-type="float">
            <text:p>2439</text:p>
          </table:table-cell>
          <table:table-cell table:style-name="ce9" office:value-type="float" office:value="34811" calcext:value-type="float">
            <text:p>34811</text:p>
          </table:table-cell>
          <table:table-cell table:style-name="ce9" office:value-type="float" office:value="351212" calcext:value-type="float">
            <text:p>351212</text:p>
          </table:table-cell>
          <table:table-cell table:style-name="ce9" office:value-type="float" office:value="9239844" calcext:value-type="float">
            <text:p>9239844</text:p>
          </table:table-cell>
          <table:table-cell table:style-name="ce19" office:value-type="float" office:value="101421512" calcext:value-type="float">
            <text:p>1014215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 office:value-type="float" office:value="3498" calcext:value-type="float">
            <text:p>3498</text:p>
          </table:table-cell>
          <table:table-cell table:style-name="ce9" office:value-type="float" office:value="65424" calcext:value-type="float">
            <text:p>65424</text:p>
          </table:table-cell>
          <table:table-cell table:style-name="ce9" office:value-type="float" office:value="963983" calcext:value-type="float">
            <text:p>963983</text:p>
          </table:table-cell>
          <table:table-cell table:style-name="ce9" office:value-type="float" office:value="14560475" calcext:value-type="float">
            <text:p>14560475</text:p>
          </table:table-cell>
          <table:table-cell table:style-name="ce9" office:value-type="float" office:value="319021744" calcext:value-type="float">
            <text:p>319021744</text:p>
          </table:table-cell>
          <table:table-cell table:style-name="ce19" office:value-type="float" office:value="3568620556" calcext:value-type="float">
            <text:p>356862055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 office:value-type="float" office:value="1081" calcext:value-type="float">
            <text:p>1081</text:p>
          </table:table-cell>
          <table:table-cell table:style-name="ce9" office:value-type="float" office:value="10416" calcext:value-type="float">
            <text:p>10416</text:p>
          </table:table-cell>
          <table:table-cell table:style-name="ce9" office:value-type="float" office:value="159988" calcext:value-type="float">
            <text:p>159988</text:p>
          </table:table-cell>
          <table:table-cell table:style-name="ce9" office:value-type="float" office:value="2020254" calcext:value-type="float">
            <text:p>2020254</text:p>
          </table:table-cell>
          <table:table-cell table:style-name="ce9" office:value-type="float" office:value="72177331" calcext:value-type="float">
            <text:p>72177331</text:p>
          </table:table-cell>
          <table:table-cell table:style-name="ce19" office:value-type="float" office:value="780663878" calcext:value-type="float">
            <text:p>78066387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layTree::remove_range()</text:p>
          </table:table-cell>
          <table:table-cell table:style-name="ce10" office:value-type="float" office:value="3401" calcext:value-type="float">
            <text:p>3401</text:p>
          </table:table-cell>
          <table:table-cell table:style-name="ce10" office:value-type="float" office:value="67416" calcext:value-type="float">
            <text:p>67416</text:p>
          </table:table-cell>
          <table:table-cell table:style-name="ce10" office:value-type="float" office:value="1058761" calcext:value-type="float">
            <text:p>1058761</text:p>
          </table:table-cell>
          <table:table-cell table:style-name="ce10" office:value-type="float" office:value="14644477" calcext:value-type="float">
            <text:p>14644477</text:p>
          </table:table-cell>
          <table:table-cell table:style-name="ce10" office:value-type="float" office:value="341728627" calcext:value-type="float">
            <text:p>341728627</text:p>
          </table:table-cell>
          <table:table-cell table:style-name="ce20" office:value-type="float" office:value="3884573822" calcext:value-type="float">
            <text:p>3884573822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table:formula="of:=[.B4]-[.B47]" office:value-type="float" office:value="752" calcext:value-type="float">
            <text:p>752</text:p>
          </table:table-cell>
          <table:table-cell table:style-name="ce8" table:formula="of:=[.C4]-[.B47]" office:value-type="float" office:value="9403" calcext:value-type="float">
            <text:p>9403</text:p>
          </table:table-cell>
          <table:table-cell table:style-name="ce8" table:formula="of:=[.D4]-[.D47]" office:value-type="float" office:value="98651" calcext:value-type="float">
            <text:p>98651</text:p>
          </table:table-cell>
          <table:table-cell table:style-name="ce8" table:formula="of:=[.E4]-[.D47]" office:value-type="float" office:value="1678132" calcext:value-type="float">
            <text:p>1678132</text:p>
          </table:table-cell>
          <table:table-cell table:style-name="ce8" table:formula="of:=[.F4]-[.F47]" office:value-type="float" office:value="18044087" calcext:value-type="float">
            <text:p>18044087</text:p>
          </table:table-cell>
          <table:table-cell table:style-name="ce18" table:formula="of:=[.G4]-[.F47]" office:value-type="float" office:value="300754062" calcext:value-type="float">
            <text:p>30075406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table:formula="of:=[.B5]-[.B48]" office:value-type="float" office:value="986" calcext:value-type="float">
            <text:p>986</text:p>
          </table:table-cell>
          <table:table-cell table:style-name="ce9" table:formula="of:=[.C5]-[.C48]" office:value-type="float" office:value="17557" calcext:value-type="float">
            <text:p>17557</text:p>
          </table:table-cell>
          <table:table-cell table:style-name="ce9" table:formula="of:=[.D5]-[.D48]" office:value-type="float" office:value="220771" calcext:value-type="float">
            <text:p>220771</text:p>
          </table:table-cell>
          <table:table-cell table:style-name="ce9" table:formula="of:=[.E5]-[.E48]" office:value-type="float" office:value="2904093" calcext:value-type="float">
            <text:p>2904093</text:p>
          </table:table-cell>
          <table:table-cell table:style-name="ce9" table:formula="of:=[.F5]-[.F48]" office:value-type="float" office:value="40249087" calcext:value-type="float">
            <text:p>40249087</text:p>
          </table:table-cell>
          <table:table-cell table:style-name="ce19" table:formula="of:=[.G5]-[.G48]" office:value-type="float" office:value="527747209" calcext:value-type="float">
            <text:p>527747209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9" table:formula="of:=[.B6]-[.B49]" office:value-type="float" office:value="5009" calcext:value-type="float">
            <text:p>5009</text:p>
          </table:table-cell>
          <table:table-cell table:style-name="ce9" table:formula="of:=[.C6]-[.C49]" office:value-type="float" office:value="115756" calcext:value-type="float">
            <text:p>115756</text:p>
          </table:table-cell>
          <table:table-cell table:style-name="ce9" table:formula="of:=[.D6]-[.D49]" office:value-type="float" office:value="1309737" calcext:value-type="float">
            <text:p>1309737</text:p>
          </table:table-cell>
          <table:table-cell table:style-name="ce9" table:formula="of:=[.E6]-[.E49]" office:value-type="float" office:value="15287324" calcext:value-type="float">
            <text:p>15287324</text:p>
          </table:table-cell>
          <table:table-cell table:style-name="ce9" table:formula="of:=[.F6]-[.F49]" office:value-type="float" office:value="215498684" calcext:value-type="float">
            <text:p>215498684</text:p>
          </table:table-cell>
          <table:table-cell table:style-name="ce19" table:formula="of:=[.G6]-[.G49]" office:value-type="float" office:value="2731571218" calcext:value-type="float">
            <text:p>2731571218</text:p>
          </table:table-cell>
          <table:table-cell table:number-columns-repeated="10"/>
        </table:table-row>
        <table:table-row table:style-name="ro1">
          <table:table-cell table:style-name="ce2" table:formula="of:=&quot;BTreeSet::remove()&quot;" office:value-type="string" office:string-value="BTreeSet::remove()" calcext:value-type="string">
            <text:p>BTreeSet::remove()</text:p>
          </table:table-cell>
          <table:table-cell table:style-name="ce9" table:formula="of:=[.B7]-[.B50]" office:value-type="float" office:value="4816" calcext:value-type="float">
            <text:p>4816</text:p>
          </table:table-cell>
          <table:table-cell table:style-name="ce9" table:formula="of:=[.C7]-[.C50]" office:value-type="float" office:value="96295" calcext:value-type="float">
            <text:p>96295</text:p>
          </table:table-cell>
          <table:table-cell table:style-name="ce9" table:formula="of:=[.D7]-[.D50]" office:value-type="float" office:value="1695886" calcext:value-type="float">
            <text:p>1695886</text:p>
          </table:table-cell>
          <table:table-cell table:style-name="ce9" table:formula="of:=[.E7]-[.E50]" office:value-type="float" office:value="20349240" calcext:value-type="float">
            <text:p>20349240</text:p>
          </table:table-cell>
          <table:table-cell table:style-name="ce9" table:formula="of:=[.F7]-[.F50]" office:value-type="float" office:value="235777256" calcext:value-type="float">
            <text:p>235777256</text:p>
          </table:table-cell>
          <table:table-cell table:style-name="ce19" table:formula="of:=[.G7]-[.G50]" office:value-type="float" office:value="2798420393" calcext:value-type="float">
            <text:p>279842039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 table:formula="of:=[.B8]-[.B51]" office:value-type="float" office:value="4024" calcext:value-type="float">
            <text:p>4024</text:p>
          </table:table-cell>
          <table:table-cell table:style-name="ce9" table:formula="of:=[.C8]-[.C51]" office:value-type="float" office:value="87589" calcext:value-type="float">
            <text:p>87589</text:p>
          </table:table-cell>
          <table:table-cell table:style-name="ce9" table:formula="of:=[.D8]-[.D51]" office:value-type="float" office:value="1221598" calcext:value-type="float">
            <text:p>1221598</text:p>
          </table:table-cell>
          <table:table-cell table:style-name="ce9" table:formula="of:=[.E8]-[.E51]" office:value-type="float" office:value="13636909" calcext:value-type="float">
            <text:p>13636909</text:p>
          </table:table-cell>
          <table:table-cell table:style-name="ce9" table:formula="of:=[.F8]-[.F51]" office:value-type="float" office:value="168410639" calcext:value-type="float">
            <text:p>168410639</text:p>
          </table:table-cell>
          <table:table-cell table:style-name="ce19" table:formula="of:=[.G8]-[.G51]" office:value-type="float" office:value="2062086186" calcext:value-type="float">
            <text:p>2062086186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 table:formula="of:=[.B9]-[.B47]" office:value-type="float" office:value="2827" calcext:value-type="float">
            <text:p>2827</text:p>
          </table:table-cell>
          <table:table-cell table:style-name="ce10" table:formula="of:=[.C9]-[.C47]" office:value-type="float" office:value="48236" calcext:value-type="float">
            <text:p>48236</text:p>
          </table:table-cell>
          <table:table-cell table:style-name="ce10" table:formula="of:=[.D9]-[.D47]" office:value-type="float" office:value="1095209" calcext:value-type="float">
            <text:p>1095209</text:p>
          </table:table-cell>
          <table:table-cell table:style-name="ce10" table:formula="of:=[.E9]-[.E47]" office:value-type="float" office:value="13575121" calcext:value-type="float">
            <text:p>13575121</text:p>
          </table:table-cell>
          <table:table-cell table:style-name="ce10" table:formula="of:=[.F9]-[.F47]" office:value-type="float" office:value="163643651" calcext:value-type="float">
            <text:p>163643651</text:p>
          </table:table-cell>
          <table:table-cell table:style-name="ce20" table:formula="of:=[.G9]-[.G47]" office:value-type="float" office:value="2322708133" calcext:value-type="float">
            <text:p>232270813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 table:formula="of:=[.B56]/[.B56]" office:value-type="float" office:value="1" calcext:value-type="float">
            <text:p>1.00</text:p>
          </table:table-cell>
          <table:table-cell table:style-name="ce12" table:formula="of:=[.C56]/[.C56]" office:value-type="float" office:value="1" calcext:value-type="float">
            <text:p>1.00</text:p>
          </table:table-cell>
          <table:table-cell table:style-name="ce12" table:formula="of:=[.D56]/[.D56]" office:value-type="float" office:value="1" calcext:value-type="float">
            <text:p>1.00</text:p>
          </table:table-cell>
          <table:table-cell table:style-name="ce12" table:formula="of:=[.E56]/[.E56]" office:value-type="float" office:value="1" calcext:value-type="float">
            <text:p>1.00</text:p>
          </table:table-cell>
          <table:table-cell table:style-name="ce12" table:formula="of:=[.F56]/[.F56]" office:value-type="float" office:value="1" calcext:value-type="float">
            <text:p>1.00</text:p>
          </table:table-cell>
          <table:table-cell table:style-name="ce22" table:formula="of:=[.G56]/[.G56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 table:formula="of:=[.B57]/[.B56]" office:value-type="float" office:value="1.31117021276596" calcext:value-type="float">
            <text:p>1.31</text:p>
          </table:table-cell>
          <table:table-cell table:style-name="ce13" table:formula="of:=[.C57]/[.C56]" office:value-type="float" office:value="1.86717005211103" calcext:value-type="float">
            <text:p>1.87</text:p>
          </table:table-cell>
          <table:table-cell table:style-name="ce13" table:formula="of:=[.D57]/[.D56]" office:value-type="float" office:value="2.23789926103131" calcext:value-type="float">
            <text:p>2.24</text:p>
          </table:table-cell>
          <table:table-cell table:style-name="ce13" table:formula="of:=[.E57]/[.E56]" office:value-type="float" office:value="1.73055099360479" calcext:value-type="float">
            <text:p>1.73</text:p>
          </table:table-cell>
          <table:table-cell table:style-name="ce13" table:formula="of:=[.F57]/[.F56]" office:value-type="float" office:value="2.23059703713466" calcext:value-type="float">
            <text:p>2.23</text:p>
          </table:table-cell>
          <table:table-cell table:style-name="ce23" table:formula="of:=[.G57]/[.G56]" office:value-type="float" office:value="1.75474673721946" calcext:value-type="float">
            <text:p>1.75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 table:formula="of:=[.B58]/[.B56]" office:value-type="float" office:value="6.66090425531915" calcext:value-type="float">
            <text:p>6.66</text:p>
          </table:table-cell>
          <table:table-cell table:style-name="ce13" table:formula="of:=[.C58]/[.C56]" office:value-type="float" office:value="12.3105391896203" calcext:value-type="float">
            <text:p>12.31</text:p>
          </table:table-cell>
          <table:table-cell table:style-name="ce13" table:formula="of:=[.D58]/[.D56]" office:value-type="float" office:value="13.2764695745608" calcext:value-type="float">
            <text:p>13.28</text:p>
          </table:table-cell>
          <table:table-cell table:style-name="ce13" table:formula="of:=[.E58]/[.E56]" office:value-type="float" office:value="9.10972676762019" calcext:value-type="float">
            <text:p>9.11</text:p>
          </table:table-cell>
          <table:table-cell table:style-name="ce13" table:formula="of:=[.F58]/[.F56]" office:value-type="float" office:value="11.9428976373257" calcext:value-type="float">
            <text:p>11.94</text:p>
          </table:table-cell>
          <table:table-cell table:style-name="ce23" table:formula="of:=[.G58]/[.G56]" office:value-type="float" office:value="9.08240839653231" calcext:value-type="float">
            <text:p>9.08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 table:formula="of:=[.B59]/[.B56]" office:value-type="float" office:value="6.40425531914894" calcext:value-type="float">
            <text:p>6.40</text:p>
          </table:table-cell>
          <table:table-cell table:style-name="ce13" table:formula="of:=[.C59]/[.C56]" office:value-type="float" office:value="10.2408805700308" calcext:value-type="float">
            <text:p>10.24</text:p>
          </table:table-cell>
          <table:table-cell table:style-name="ce13" table:formula="of:=[.D59]/[.D56]" office:value-type="float" office:value="17.1907633982423" calcext:value-type="float">
            <text:p>17.19</text:p>
          </table:table-cell>
          <table:table-cell table:style-name="ce13" table:formula="of:=[.E59]/[.E56]" office:value-type="float" office:value="12.1261259543349" calcext:value-type="float">
            <text:p>12.13</text:p>
          </table:table-cell>
          <table:table-cell table:style-name="ce13" table:formula="of:=[.F59]/[.F56]" office:value-type="float" office:value="13.0667323871804" calcext:value-type="float">
            <text:p>13.07</text:p>
          </table:table-cell>
          <table:table-cell table:style-name="ce23" table:formula="of:=[.G59]/[.G56]" office:value-type="float" office:value="9.30468029056911" calcext:value-type="float">
            <text:p>9.3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 table:formula="of:=[.B60]/[.B56]" office:value-type="float" office:value="5.35106382978723" calcext:value-type="float">
            <text:p>5.35</text:p>
          </table:table-cell>
          <table:table-cell table:style-name="ce13" table:formula="of:=[.C60]/[.C56]" office:value-type="float" office:value="9.31500584919706" calcext:value-type="float">
            <text:p>9.32</text:p>
          </table:table-cell>
          <table:table-cell table:style-name="ce13" table:formula="of:=[.D60]/[.D56]" office:value-type="float" office:value="12.3830270346981" calcext:value-type="float">
            <text:p>12.38</text:p>
          </table:table-cell>
          <table:table-cell table:style-name="ce13" table:formula="of:=[.E60]/[.E56]" office:value-type="float" office:value="8.12624334676891" calcext:value-type="float">
            <text:p>8.13</text:p>
          </table:table-cell>
          <table:table-cell table:style-name="ce13" table:formula="of:=[.F60]/[.F56]" office:value-type="float" office:value="9.3332867991603" calcext:value-type="float">
            <text:p>9.33</text:p>
          </table:table-cell>
          <table:table-cell table:style-name="ce23" table:formula="of:=[.G60]/[.G56]" office:value-type="float" office:value="6.85638681747879" calcext:value-type="float">
            <text:p>6.8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 table:formula="of:=[.B61]/[.B56]" office:value-type="float" office:value="3.7593085106383" calcext:value-type="float">
            <text:p>3.76</text:p>
          </table:table-cell>
          <table:table-cell table:style-name="ce14" table:formula="of:=[.C61]/[.C56]" office:value-type="float" office:value="5.12985217483782" calcext:value-type="float">
            <text:p>5.13</text:p>
          </table:table-cell>
          <table:table-cell table:style-name="ce14" table:formula="of:=[.D61]/[.D56]" office:value-type="float" office:value="11.101854010603" calcext:value-type="float">
            <text:p>11.10</text:p>
          </table:table-cell>
          <table:table-cell table:style-name="ce14" table:formula="of:=[.E61]/[.E56]" office:value-type="float" office:value="8.08942383555048" calcext:value-type="float">
            <text:p>8.09</text:p>
          </table:table-cell>
          <table:table-cell table:style-name="ce14" table:formula="of:=[.F61]/[.F56]" office:value-type="float" office:value="9.06910119641964" calcext:value-type="float">
            <text:p>9.07</text:p>
          </table:table-cell>
          <table:table-cell table:style-name="ce24" table:formula="of:=[.G61]/[.G56]" office:value-type="float" office:value="7.72294850335222" calcext:value-type="float">
            <text:p>7.72</text:p>
          </table:table-cell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/>
          <table:table-cell table:style-name="ce8" table:formula="of:=[.C28]-[.C47]" office:value-type="float" office:value="7391" calcext:value-type="float">
            <text:p>7391</text:p>
          </table:table-cell>
          <table:table-cell table:style-name="ce8" table:formula="of:=[.D28]-[.D47]" office:value-type="float" office:value="76578" calcext:value-type="float">
            <text:p>76578</text:p>
          </table:table-cell>
          <table:table-cell table:style-name="ce8" table:formula="of:=[.E28]-[.E47]" office:value-type="float" office:value="808798" calcext:value-type="float">
            <text:p>808798</text:p>
          </table:table-cell>
          <table:table-cell table:style-name="ce8" table:formula="of:=[.F28]-[.F47]" office:value-type="float" office:value="9680006" calcext:value-type="float">
            <text:p>9680006</text:p>
          </table:table-cell>
          <table:table-cell table:style-name="ce18" table:formula="of:=[.G28]-[.G47]" office:value-type="float" office:value="108172140" calcext:value-type="float">
            <text:p>10817214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/>
          <table:table-cell table:style-name="ce9" table:formula="of:=[.C29]-[.C48]" office:value-type="float" office:value="8548" calcext:value-type="float">
            <text:p>8548</text:p>
          </table:table-cell>
          <table:table-cell table:style-name="ce9" table:formula="of:=[.D29]-[.D48]" office:value-type="float" office:value="98339" calcext:value-type="float">
            <text:p>98339</text:p>
          </table:table-cell>
          <table:table-cell table:style-name="ce9" table:formula="of:=[.E29]-[.E48]" office:value-type="float" office:value="1118762" calcext:value-type="float">
            <text:p>1118762</text:p>
          </table:table-cell>
          <table:table-cell table:style-name="ce9" table:formula="of:=[.F29]-[.F48]" office:value-type="float" office:value="13122604" calcext:value-type="float">
            <text:p>13122604</text:p>
          </table:table-cell>
          <table:table-cell table:style-name="ce19" table:formula="of:=[.G29]-[.G48]" office:value-type="float" office:value="147644415" calcext:value-type="float">
            <text:p>14764441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9"/>
          <table:table-cell table:style-name="ce9" table:formula="of:=[.C30]-[.C49]" office:value-type="float" office:value="92917" calcext:value-type="float">
            <text:p>92917</text:p>
          </table:table-cell>
          <table:table-cell table:style-name="ce9" table:formula="of:=[.D30]-[.D49]" office:value-type="float" office:value="1035564" calcext:value-type="float">
            <text:p>1035564</text:p>
          </table:table-cell>
          <table:table-cell table:style-name="ce9" table:formula="of:=[.E30]-[.E49]" office:value-type="float" office:value="10917460" calcext:value-type="float">
            <text:p>10917460</text:p>
          </table:table-cell>
          <table:table-cell table:style-name="ce9" table:formula="of:=[.F30]-[.F49]" office:value-type="float" office:value="147219884" calcext:value-type="float">
            <text:p>147219884</text:p>
          </table:table-cell>
          <table:table-cell table:style-name="ce19" table:formula="of:=[.G30]-[.G49]" office:value-type="float" office:value="1701839377" calcext:value-type="float">
            <text:p>1701839377</text:p>
          </table:table-cell>
          <table:table-cell table:number-columns-repeated="10"/>
        </table:table-row>
        <table:table-row table:style-name="ro1">
          <table:table-cell table:style-name="ce2" table:formula="of:=&quot;BTreeSet::remove()&quot;" office:value-type="string" office:string-value="BTreeSet::remove()" calcext:value-type="string">
            <text:p>BTreeSet::remove()</text:p>
          </table:table-cell>
          <table:table-cell table:style-name="ce9"/>
          <table:table-cell table:style-name="ce9" table:formula="of:=[.C31]-[.C50]" office:value-type="float" office:value="58867" calcext:value-type="float">
            <text:p>58867</text:p>
          </table:table-cell>
          <table:table-cell table:style-name="ce9" table:formula="of:=[.D31]-[.D50]" office:value-type="float" office:value="1237651" calcext:value-type="float">
            <text:p>1237651</text:p>
          </table:table-cell>
          <table:table-cell table:style-name="ce9" table:formula="of:=[.E31]-[.E50]" office:value-type="float" office:value="15608667" calcext:value-type="float">
            <text:p>15608667</text:p>
          </table:table-cell>
          <table:table-cell table:style-name="ce9" table:formula="of:=[.F31]-[.F50]" office:value-type="float" office:value="187538614" calcext:value-type="float">
            <text:p>187538614</text:p>
          </table:table-cell>
          <table:table-cell table:style-name="ce19" table:formula="of:=[.G31]-[.G50]" office:value-type="float" office:value="2218625638" calcext:value-type="float">
            <text:p>221862563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/>
          <table:table-cell table:style-name="ce9" table:formula="of:=[.C32]-[.C51]" office:value-type="float" office:value="79694" calcext:value-type="float">
            <text:p>79694</text:p>
          </table:table-cell>
          <table:table-cell table:style-name="ce9" table:formula="of:=[.D32]-[.D51]" office:value-type="float" office:value="995718" calcext:value-type="float">
            <text:p>995718</text:p>
          </table:table-cell>
          <table:table-cell table:style-name="ce9" table:formula="of:=[.E32]-[.E51]" office:value-type="float" office:value="10531483" calcext:value-type="float">
            <text:p>10531483</text:p>
          </table:table-cell>
          <table:table-cell table:style-name="ce9" table:formula="of:=[.F32]-[.F51]" office:value-type="float" office:value="124474613" calcext:value-type="float">
            <text:p>124474613</text:p>
          </table:table-cell>
          <table:table-cell table:style-name="ce19" table:formula="of:=[.G32]-[.G51]" office:value-type="float" office:value="1410049102" calcext:value-type="float">
            <text:p>141004910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/>
          <table:table-cell table:style-name="ce10" table:formula="of:=[.C33]-[.C47]" office:value-type="float" office:value="112649" calcext:value-type="float">
            <text:p>112649</text:p>
          </table:table-cell>
          <table:table-cell table:style-name="ce10" table:formula="of:=[.D33]-[.D47]" office:value-type="float" office:value="1433460" calcext:value-type="float">
            <text:p>1433460</text:p>
          </table:table-cell>
          <table:table-cell table:style-name="ce10" table:formula="of:=[.E33]-[.E47]" office:value-type="float" office:value="16709370" calcext:value-type="float">
            <text:p>16709370</text:p>
          </table:table-cell>
          <table:table-cell table:style-name="ce10" table:formula="of:=[.F33]-[.F47]" office:value-type="float" office:value="186854369" calcext:value-type="float">
            <text:p>186854369</text:p>
          </table:table-cell>
          <table:table-cell table:style-name="ce20" table:formula="of:=[.G33]-[.G47]" office:value-type="float" office:value="2535034313" calcext:value-type="float">
            <text:p>253503431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/>
          <table:table-cell table:style-name="ce16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/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/>
          <table:table-cell table:style-name="ce12" table:formula="of:=[.C77]/[.C77]" office:value-type="float" office:value="1" calcext:value-type="float">
            <text:p>1.00</text:p>
          </table:table-cell>
          <table:table-cell table:style-name="ce12" table:formula="of:=[.D77]/[.D77]" office:value-type="float" office:value="1" calcext:value-type="float">
            <text:p>1.00</text:p>
          </table:table-cell>
          <table:table-cell table:style-name="ce12" table:formula="of:=[.E77]/[.E77]" office:value-type="float" office:value="1" calcext:value-type="float">
            <text:p>1.00</text:p>
          </table:table-cell>
          <table:table-cell table:style-name="ce12" table:formula="of:=[.F77]/[.F77]" office:value-type="float" office:value="1" calcext:value-type="float">
            <text:p>1.00</text:p>
          </table:table-cell>
          <table:table-cell table:style-name="ce22" table:formula="of:=[.G77]/[.G77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/>
          <table:table-cell table:style-name="ce13" table:formula="of:=[.C78]/[.C77]" office:value-type="float" office:value="1.156541739954" calcext:value-type="float">
            <text:p>1.16</text:p>
          </table:table-cell>
          <table:table-cell table:style-name="ce13" table:formula="of:=[.D78]/[.D77]" office:value-type="float" office:value="1.28416777664603" calcext:value-type="float">
            <text:p>1.28</text:p>
          </table:table-cell>
          <table:table-cell table:style-name="ce13" table:formula="of:=[.E78]/[.E77]" office:value-type="float" office:value="1.38324031463975" calcext:value-type="float">
            <text:p>1.38</text:p>
          </table:table-cell>
          <table:table-cell table:style-name="ce13" table:formula="of:=[.F78]/[.F77]" office:value-type="float" office:value="1.35564006881814" calcext:value-type="float">
            <text:p>1.36</text:p>
          </table:table-cell>
          <table:table-cell table:style-name="ce23" table:formula="of:=[.G78]/[.G77]" office:value-type="float" office:value="1.36490241387477" calcext:value-type="float">
            <text:p>1.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/>
          <table:table-cell table:style-name="ce13" table:formula="of:=[.C79]/[.C77]" office:value-type="float" office:value="12.5716411852253" calcext:value-type="float">
            <text:p>12.57</text:p>
          </table:table-cell>
          <table:table-cell table:style-name="ce13" table:formula="of:=[.D79]/[.D77]" office:value-type="float" office:value="13.5229961607772" calcext:value-type="float">
            <text:p>13.52</text:p>
          </table:table-cell>
          <table:table-cell table:style-name="ce13" table:formula="of:=[.E79]/[.E77]" office:value-type="float" office:value="13.4983766033052" calcext:value-type="float">
            <text:p>13.50</text:p>
          </table:table-cell>
          <table:table-cell table:style-name="ce13" table:formula="of:=[.F79]/[.F77]" office:value-type="float" office:value="15.2086562756263" calcext:value-type="float">
            <text:p>15.21</text:p>
          </table:table-cell>
          <table:table-cell table:style-name="ce23" table:formula="of:=[.G79]/[.G77]" office:value-type="float" office:value="15.7326958401673" calcext:value-type="float">
            <text:p>15.73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/>
          <table:table-cell table:style-name="ce13" table:formula="of:=[.C80]/[.C77]" office:value-type="float" office:value="7.9646867812204" calcext:value-type="float">
            <text:p>7.96</text:p>
          </table:table-cell>
          <table:table-cell table:style-name="ce13" table:formula="of:=[.D80]/[.D77]" office:value-type="float" office:value="16.161965577581" calcext:value-type="float">
            <text:p>16.16</text:p>
          </table:table-cell>
          <table:table-cell table:style-name="ce13" table:formula="of:=[.E80]/[.E77]" office:value-type="float" office:value="19.2985974248205" calcext:value-type="float">
            <text:p>19.30</text:p>
          </table:table-cell>
          <table:table-cell table:style-name="ce13" table:formula="of:=[.F80]/[.F77]" office:value-type="float" office:value="19.3738117517696" calcext:value-type="float">
            <text:p>19.37</text:p>
          </table:table-cell>
          <table:table-cell table:style-name="ce23" table:formula="of:=[.G80]/[.G77]" office:value-type="float" office:value="20.5101390986626" calcext:value-type="float">
            <text:p>20.5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/>
          <table:table-cell table:style-name="ce13" table:formula="of:=[.C81]/[.C77]" office:value-type="float" office:value="10.7825734000812" calcext:value-type="float">
            <text:p>10.78</text:p>
          </table:table-cell>
          <table:table-cell table:style-name="ce13" table:formula="of:=[.D81]/[.D77]" office:value-type="float" office:value="13.0026639504819" calcext:value-type="float">
            <text:p>13.00</text:p>
          </table:table-cell>
          <table:table-cell table:style-name="ce13" table:formula="of:=[.E81]/[.E77]" office:value-type="float" office:value="13.0211536131395" calcext:value-type="float">
            <text:p>13.02</text:p>
          </table:table-cell>
          <table:table-cell table:style-name="ce13" table:formula="of:=[.F81]/[.F77]" office:value-type="float" office:value="12.8589396535498" calcext:value-type="float">
            <text:p>12.86</text:p>
          </table:table-cell>
          <table:table-cell table:style-name="ce23" table:formula="of:=[.G81]/[.G77]" office:value-type="float" office:value="13.0352334898801" calcext:value-type="float">
            <text:p>13.0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/>
          <table:table-cell table:style-name="ce14" table:formula="of:=[.C82]/[.C77]" office:value-type="float" office:value="15.2413746448383" calcext:value-type="float">
            <text:p>15.24</text:p>
          </table:table-cell>
          <table:table-cell table:style-name="ce14" table:formula="of:=[.D82]/[.D77]" office:value-type="float" office:value="18.7189532241636" calcext:value-type="float">
            <text:p>18.72</text:p>
          </table:table-cell>
          <table:table-cell table:style-name="ce14" table:formula="of:=[.E82]/[.E77]" office:value-type="float" office:value="20.6595095437921" calcext:value-type="float">
            <text:p>20.66</text:p>
          </table:table-cell>
          <table:table-cell table:style-name="ce14" table:formula="of:=[.F82]/[.F77]" office:value-type="float" office:value="19.3031253286413" calcext:value-type="float">
            <text:p>19.30</text:p>
          </table:table-cell>
          <table:table-cell table:style-name="ce24" table:formula="of:=[.G82]/[.G77]" office:value-type="float" office:value="23.4351868512539" calcext:value-type="float">
            <text:p>23.44</text:p>
          </table:table-cell>
          <table:table-cell table:number-columns-repeated="10"/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number-columns-repeated="2"/>
          <table:table-cell table:style-name="ce15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2:41:40.8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20:42.476000000</meta:creation-date>
    <meta:editing-duration>PT9H29M55S</meta:editing-duration>
    <meta:editing-cycles>31</meta:editing-cycles>
    <meta:generator>LibreOffice/5.2.3.3$Windows_x86 LibreOffice_project/d54a8868f08a7b39642414cf2c8ef2f228f780cf</meta:generator>
    <dc:date>2017-02-19T18:30:24.220000000</dc:date>
    <meta:document-statistic meta:table-count="2" meta:cell-count="8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." xlink:type="simple" chart:class="chart:scatter" chart:style-name="ch1">
        <chart:title svg:x="4.771cm" svg:y="0.291cm" chart:style-name="ch2">
          <text:p>Full refill/teardown in bulks of 1000 items</text:p>
        </chart:title>
        <chart:legend chart:legend-position="end" svg:x="11.831cm" svg:y="2.334cm" style:legend-expansion="high" chart:style-name="ch3"/>
        <chart:plot-area chart:style-name="ch4" table:cell-range-address="'data structures'.C36:'data structures'.G42 'data structures'.A37:'data structures'.A38 'data structures'.A39:'data structures'.B42" chart:data-source-has-labels="column" svg:x="1.412cm" svg:y="1.331cm" svg:width="10.045cm" svg:height="5.263cm">
          <chartooo:coordinate-region svg:x="2.51cm" svg:y="1.53cm" svg:width="8.203cm" svg:height="4.417cm"/>
          <chart:axis chart:dimension="x" chart:name="primary-x" chart:style-name="ch5">
            <chart:title svg:x="6.258cm" svg:y="6.75cm" chart:style-name="ch6">
              <text:p>N</text:p>
            </chart:title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C37:'data structures'.G37" chart:label-cell-address="'data structures'.A37:'data structures'.A37" chart:class="chart:scatter">
            <chart:domain table:cell-range-address="'data structures'.C36:'data structures'.G36"/>
            <chart:data-point chart:repeated="5"/>
          </chart:series>
          <chart:series chart:style-name="ch11" chart:values-cell-range-address="'data structures'.C38:'data structures'.G38" chart:label-cell-address="'data structures'.A38:'data structures'.A38" chart:class="chart:scatter">
            <chart:data-point chart:repeated="5"/>
          </chart:series>
          <chart:series chart:style-name="ch12" chart:values-cell-range-address="'data structures'.C39:'data structures'.G39" chart:label-cell-address="'data structures'.A39:'data structures'.B39" chart:class="chart:scatter">
            <chart:data-point chart:repeated="5"/>
          </chart:series>
          <chart:series chart:style-name="ch13" chart:values-cell-range-address="'data structures'.C40:'data structures'.G40" chart:label-cell-address="'data structures'.A40:'data structures'.B40" chart:class="chart:scatter">
            <chart:data-point chart:repeated="5"/>
          </chart:series>
          <chart:series chart:style-name="ch14" chart:values-cell-range-address="'data structures'.C41:'data structures'.G41" chart:label-cell-address="'data structures'.A41:'data structures'.B41" chart:class="chart:scatter">
            <chart:data-point chart:repeated="5"/>
          </chart:series>
          <chart:series chart:style-name="ch15" chart:values-cell-range-address="'data structures'.C42:'data structures'.G42" chart:label-cell-address="'data structures'.A42:'data structures'.B42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 structures'.C36:'data structures'.G36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'data structures'.A37:'data structures'.A37</svg:desc>
                </draw:g>
              </table:table-cell>
              <table:table-cell office:value-type="float" office:value="1">
                <text:p>1</text:p>
                <draw:g>
                  <svg:desc>'data structures'.C37:'data structures'.G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  <draw:g>
                  <svg:desc>'data structures'.A38:'data structures'.A38</svg:desc>
                </draw:g>
              </table:table-cell>
              <table:table-cell office:value-type="float" office:value="1.38183876241982">
                <text:p>1.38183876241982</text:p>
                <draw:g>
                  <svg:desc>'data structures'.C38:'data structures'.G38</svg:desc>
                </draw:g>
              </table:table-cell>
              <table:table-cell office:value-type="float" office:value="1.56138231879639">
                <text:p>1.56138231879639</text:p>
              </table:table-cell>
              <table:table-cell office:value-type="float" office:value="1.57652671080305">
                <text:p>1.57652671080305</text:p>
              </table:table-cell>
              <table:table-cell office:value-type="float" office:value="1.83116223246647">
                <text:p>1.83116223246647</text:p>
              </table:table-cell>
              <table:table-cell office:value-type="float" office:value="1.73328905128532">
                <text:p>1.73328905128532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'data structures'.A39:'data structures'.B39</svg:desc>
                </draw:g>
              </table:table-cell>
              <table:table-cell office:value-type="float" office:value="19.9146019368633">
                <text:p>19.9146019368633</text:p>
                <draw:g>
                  <svg:desc>'data structures'.C39:'data structures'.G39</svg:desc>
                </draw:g>
              </table:table-cell>
              <table:table-cell office:value-type="float" office:value="23.4476705325">
                <text:p>23.4476705325</text:p>
              </table:table-cell>
              <table:table-cell office:value-type="float" office:value="27.3247316371608">
                <text:p>27.3247316371608</text:p>
              </table:table-cell>
              <table:table-cell office:value-type="float" office:value="38.1784704607153">
                <text:p>38.1784704607153</text:p>
              </table:table-cell>
              <table:table-cell office:value-type="float" office:value="36.6779615627908">
                <text:p>36.6779615627908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'data structures'.A40:'data structures'.B40</svg:desc>
                </draw:g>
              </table:table-cell>
              <table:table-cell office:value-type="float" office:value="8.71374669852849">
                <text:p>8.71374669852849</text:p>
                <draw:g>
                  <svg:desc>'data structures'.C40:'data structures'.G40</svg:desc>
                </draw:g>
              </table:table-cell>
              <table:table-cell office:value-type="float" office:value="16.3894015971481">
                <text:p>16.3894015971481</text:p>
              </table:table-cell>
              <table:table-cell office:value-type="float" office:value="18.9067730715895">
                <text:p>18.9067730715895</text:p>
              </table:table-cell>
              <table:table-cell office:value-type="float" office:value="21.2669932045606">
                <text:p>21.2669932045606</text:p>
              </table:table-cell>
              <table:table-cell office:value-type="float" office:value="20.8725285804254">
                <text:p>20.8725285804254</text:p>
              </table:table-cell>
            </table:table-row>
            <table:table-row>
              <table:table-cell office:value-type="string">
                <text:p>SplayTree::remove_range()</text:p>
                <text:list>
                  <text:list-item>
                    <text:p>SplayTree::remove_range()</text:p>
                  </text:list-item>
                  <text:list-item>
                    <text:p/>
                  </text:list-item>
                </text:list>
                <draw:g>
                  <svg:desc>'data structures'.A41:'data structures'.B41</svg:desc>
                </draw:g>
              </table:table-cell>
              <table:table-cell office:value-type="float" office:value="18.5020752106653">
                <text:p>18.5020752106653</text:p>
                <draw:g>
                  <svg:desc>'data structures'.C41:'data structures'.G41</svg:desc>
                </draw:g>
              </table:table-cell>
              <table:table-cell office:value-type="float" office:value="24.0918301534998">
                <text:p>24.0918301534998</text:p>
              </table:table-cell>
              <table:table-cell office:value-type="float" office:value="27.0008676412706">
                <text:p>27.0008676412706</text:p>
              </table:table-cell>
              <table:table-cell office:value-type="float" office:value="38.1753270367136">
                <text:p>38.1753270367136</text:p>
              </table:table-cell>
              <table:table-cell office:value-type="float" office:value="36.84611562646">
                <text:p>36.84611562646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'data structures'.A42:'data structures'.B42</svg:desc>
                </draw:g>
              </table:table-cell>
              <table:table-cell office:value-type="float" office:value="14.238334800654">
                <text:p>14.238334800654</text:p>
                <draw:g>
                  <svg:desc>'data structures'.C42:'data structures'.G42</svg:desc>
                </draw:g>
              </table:table-cell>
              <table:table-cell office:value-type="float" office:value="16.9114649905602">
                <text:p>16.9114649905602</text:p>
              </table:table-cell>
              <table:table-cell office:value-type="float" office:value="18.0531427596998">
                <text:p>18.0531427596998</text:p>
              </table:table-cell>
              <table:table-cell office:value-type="float" office:value="15.5080271214898">
                <text:p>15.5080271214898</text:p>
              </table:table-cell>
              <table:table-cell office:value-type="float" office:value="17.8889164572053">
                <text:p>17.8889164572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." xlink:type="simple" chart:class="chart:scatter" chart:style-name="ch1">
        <chart:title svg:x="5.922cm" svg:y="0.291cm" chart:style-name="ch2">
          <text:p>Teardown in bulks of 100 items</text:p>
        </chart:title>
        <chart:legend chart:legend-position="end" svg:x="11.831cm" svg:y="2.334cm" style:legend-expansion="high" chart:style-name="ch3"/>
        <chart:plot-area chart:style-name="ch4" table:cell-range-address="'data structures'.B64:'data structures'.G70 'data structures'.A65:'data structures'.A70" chart:data-source-has-labels="column" svg:x="1.412cm" svg:y="1.331cm" svg:width="10.045cm" svg:height="5.263cm">
          <chartooo:coordinate-region svg:x="2.324cm" svg:y="1.53cm" svg:width="8.204cm" svg:height="4.417cm"/>
          <chart:axis chart:dimension="x" chart:name="primary-x" chart:style-name="ch5">
            <chart:title svg:x="6.258cm" svg:y="6.75cm" chart:style-name="ch6">
              <text:p>N</text:p>
            </chart:title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B65:'data structures'.G65" chart:label-cell-address="'data structures'.A65:'data structures'.A65" chart:class="chart:scatter">
            <chart:domain table:cell-range-address="'data structures'.B64:'data structures'.G64"/>
            <chart:data-point chart:repeated="6"/>
          </chart:series>
          <chart:series chart:style-name="ch11" chart:values-cell-range-address="'data structures'.B66:'data structures'.G66" chart:label-cell-address="'data structures'.A66:'data structures'.A66" chart:class="chart:scatter">
            <chart:data-point chart:repeated="6"/>
          </chart:series>
          <chart:series chart:style-name="ch12" chart:values-cell-range-address="'data structures'.B67:'data structures'.G67" chart:label-cell-address="'data structures'.A67:'data structures'.A67" chart:class="chart:scatter">
            <chart:data-point chart:repeated="6"/>
          </chart:series>
          <chart:series chart:style-name="ch13" chart:values-cell-range-address="'data structures'.B68:'data structures'.G68" chart:label-cell-address="'data structures'.A68:'data structures'.A68" chart:class="chart:scatter">
            <chart:data-point chart:repeated="6"/>
          </chart:series>
          <chart:series chart:style-name="ch14" chart:values-cell-range-address="'data structures'.B69:'data structures'.G69" chart:label-cell-address="'data structures'.A69:'data structures'.A69" chart:class="chart:scatter">
            <chart:data-point chart:repeated="6"/>
          </chart:series>
          <chart:series chart:style-name="ch15" chart:values-cell-range-address="'data structures'.B70:'data structures'.G70" chart:label-cell-address="'data structures'.A70:'data structures'.A70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'data structures'.B64:'data structures'.G6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'data structures'.A65:'data structures'.A65</svg:desc>
                </draw:g>
              </table:table-cell>
              <table:table-cell office:value-type="float" office:value="1">
                <text:p>1</text:p>
                <draw:g>
                  <svg:desc>'data structures'.B65:'data structures'.G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  <draw:g>
                  <svg:desc>'data structures'.A66:'data structures'.A66</svg:desc>
                </draw:g>
              </table:table-cell>
              <table:table-cell office:value-type="float" office:value="1.31117021276596">
                <text:p>1.31117021276596</text:p>
                <draw:g>
                  <svg:desc>'data structures'.B66:'data structures'.G66</svg:desc>
                </draw:g>
              </table:table-cell>
              <table:table-cell office:value-type="float" office:value="1.86717005211103">
                <text:p>1.86717005211103</text:p>
              </table:table-cell>
              <table:table-cell office:value-type="float" office:value="2.23789926103131">
                <text:p>2.23789926103131</text:p>
              </table:table-cell>
              <table:table-cell office:value-type="float" office:value="1.73055099360479">
                <text:p>1.73055099360479</text:p>
              </table:table-cell>
              <table:table-cell office:value-type="float" office:value="2.23059703713466">
                <text:p>2.23059703713466</text:p>
              </table:table-cell>
              <table:table-cell office:value-type="float" office:value="1.75474673721946">
                <text:p>1.75474673721946</text:p>
              </table:table-cell>
            </table:table-row>
            <table:table-row>
              <table:table-cell office:value-type="string">
                <text:p>Treap::delete_range()</text:p>
                <draw:g>
                  <svg:desc>'data structures'.A67:'data structures'.A67</svg:desc>
                </draw:g>
              </table:table-cell>
              <table:table-cell office:value-type="float" office:value="6.66090425531915">
                <text:p>6.66090425531915</text:p>
                <draw:g>
                  <svg:desc>'data structures'.B67:'data structures'.G67</svg:desc>
                </draw:g>
              </table:table-cell>
              <table:table-cell office:value-type="float" office:value="12.3105391896203">
                <text:p>12.3105391896203</text:p>
              </table:table-cell>
              <table:table-cell office:value-type="float" office:value="13.2764695745608">
                <text:p>13.2764695745608</text:p>
              </table:table-cell>
              <table:table-cell office:value-type="float" office:value="9.10972676762019">
                <text:p>9.10972676762019</text:p>
              </table:table-cell>
              <table:table-cell office:value-type="float" office:value="11.9428976373257">
                <text:p>11.9428976373257</text:p>
              </table:table-cell>
              <table:table-cell office:value-type="float" office:value="9.08240839653231">
                <text:p>9.08240839653231</text:p>
              </table:table-cell>
            </table:table-row>
            <table:table-row>
              <table:table-cell office:value-type="string">
                <text:p>BTreeSet::remove()</text:p>
                <draw:g>
                  <svg:desc>'data structures'.A68:'data structures'.A68</svg:desc>
                </draw:g>
              </table:table-cell>
              <table:table-cell office:value-type="float" office:value="6.40425531914894">
                <text:p>6.40425531914894</text:p>
                <draw:g>
                  <svg:desc>'data structures'.B68:'data structures'.G68</svg:desc>
                </draw:g>
              </table:table-cell>
              <table:table-cell office:value-type="float" office:value="10.2408805700308">
                <text:p>10.2408805700308</text:p>
              </table:table-cell>
              <table:table-cell office:value-type="float" office:value="17.1907633982423">
                <text:p>17.1907633982423</text:p>
              </table:table-cell>
              <table:table-cell office:value-type="float" office:value="12.1261259543349">
                <text:p>12.1261259543349</text:p>
              </table:table-cell>
              <table:table-cell office:value-type="float" office:value="13.0667323871804">
                <text:p>13.0667323871804</text:p>
              </table:table-cell>
              <table:table-cell office:value-type="float" office:value="9.30468029056911">
                <text:p>9.30468029056911</text:p>
              </table:table-cell>
            </table:table-row>
            <table:table-row>
              <table:table-cell office:value-type="string">
                <text:p>SplayTree::remove_range()</text:p>
                <draw:g>
                  <svg:desc>'data structures'.A69:'data structures'.A69</svg:desc>
                </draw:g>
              </table:table-cell>
              <table:table-cell office:value-type="float" office:value="5.35106382978723">
                <text:p>5.35106382978723</text:p>
                <draw:g>
                  <svg:desc>'data structures'.B69:'data structures'.G69</svg:desc>
                </draw:g>
              </table:table-cell>
              <table:table-cell office:value-type="float" office:value="9.31500584919706">
                <text:p>9.31500584919706</text:p>
              </table:table-cell>
              <table:table-cell office:value-type="float" office:value="12.3830270346981">
                <text:p>12.3830270346981</text:p>
              </table:table-cell>
              <table:table-cell office:value-type="float" office:value="8.12624334676891">
                <text:p>8.12624334676891</text:p>
              </table:table-cell>
              <table:table-cell office:value-type="float" office:value="9.3332867991603">
                <text:p>9.3332867991603</text:p>
              </table:table-cell>
              <table:table-cell office:value-type="float" office:value="6.85638681747879">
                <text:p>6.85638681747879</text:p>
              </table:table-cell>
            </table:table-row>
            <table:table-row>
              <table:table-cell office:value-type="string">
                <text:p>TeardownTree::delete()</text:p>
                <draw:g>
                  <svg:desc>'data structures'.A70:'data structures'.A70</svg:desc>
                </draw:g>
              </table:table-cell>
              <table:table-cell office:value-type="float" office:value="3.7593085106383">
                <text:p>3.7593085106383</text:p>
                <draw:g>
                  <svg:desc>'data structures'.B70:'data structures'.G70</svg:desc>
                </draw:g>
              </table:table-cell>
              <table:table-cell office:value-type="float" office:value="5.12985217483782">
                <text:p>5.12985217483782</text:p>
              </table:table-cell>
              <table:table-cell office:value-type="float" office:value="11.101854010603">
                <text:p>11.101854010603</text:p>
              </table:table-cell>
              <table:table-cell office:value-type="float" office:value="8.08942383555048">
                <text:p>8.08942383555048</text:p>
              </table:table-cell>
              <table:table-cell office:value-type="float" office:value="9.06910119641964">
                <text:p>9.06910119641964</text:p>
              </table:table-cell>
              <table:table-cell office:value-type="float" office:value="7.72294850335222">
                <text:p>7.72294850335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98cm" svg:height="7.996cm" xlink:href=".." xlink:type="simple" chart:class="chart:scatter" chart:style-name="ch1">
        <chart:title svg:x="4.987cm" svg:y="0.295cm" chart:style-name="ch2">
          <text:p>Full refill/teardown in bulks of 100 items</text:p>
        </chart:title>
        <chart:legend chart:legend-position="end" svg:x="11.998cm" svg:y="2.454cm" style:legend-expansion="high" chart:style-name="ch3"/>
        <chart:plot-area chart:style-name="ch4" table:cell-range-address="'data structures'.B12:'data structures'.G18 'data structures'.A13:'data structures'.A18" chart:data-source-has-labels="column" svg:x="1.415cm" svg:y="1.339cm" svg:width="10.206cm" svg:height="5.49cm">
          <chartooo:coordinate-region svg:x="2.513cm" svg:y="1.538cm" svg:width="8.365cm" svg:height="4.644cm"/>
          <chart:axis chart:dimension="x" chart:name="primary-x" chart:style-name="ch5">
            <chart:title svg:x="6.342cm" svg:y="6.989cm" chart:style-name="ch6">
              <text:p>N</text:p>
            </chart:title>
          </chart:axis>
          <chart:axis chart:dimension="y" chart:name="primary-y" chart:style-name="ch7">
            <chart:title svg:x="0.451cm" svg:y="5.107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B13:'data structures'.G13" chart:label-cell-address="'data structures'.A13:'data structures'.A13" chart:class="chart:scatter">
            <chart:domain table:cell-range-address="'data structures'.B12:'data structures'.G12"/>
            <chart:data-point chart:repeated="6"/>
          </chart:series>
          <chart:series chart:style-name="ch11" chart:values-cell-range-address="'data structures'.B14:'data structures'.G14" chart:label-cell-address="'data structures'.A14:'data structures'.A14" chart:class="chart:scatter">
            <chart:data-point chart:repeated="6"/>
          </chart:series>
          <chart:series chart:style-name="ch12" chart:values-cell-range-address="'data structures'.B15:'data structures'.G15" chart:label-cell-address="'data structures'.A15:'data structures'.A15" chart:class="chart:scatter">
            <chart:data-point chart:repeated="6"/>
          </chart:series>
          <chart:series chart:style-name="ch13" chart:values-cell-range-address="'data structures'.B16:'data structures'.G16" chart:label-cell-address="'data structures'.A16:'data structures'.A16" chart:class="chart:scatter">
            <chart:data-point chart:repeated="6"/>
          </chart:series>
          <chart:series chart:style-name="ch14" chart:values-cell-range-address="'data structures'.B17:'data structures'.G17" chart:label-cell-address="'data structures'.A17:'data structures'.A17" chart:class="chart:scatter">
            <chart:data-point chart:repeated="6"/>
          </chart:series>
          <chart:series chart:style-name="ch15" chart:values-cell-range-address="'data structures'.B18:'data structures'.G18" chart:label-cell-address="'data structures'.A18:'data structures'.A18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'data structures'.B12:'data structures'.G1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'data structures'.A13:'data structures'.A13</svg:desc>
                </draw:g>
              </table:table-cell>
              <table:table-cell office:value-type="float" office:value="1">
                <text:p>1</text:p>
                <draw:g>
                  <svg:desc>'data structures'.B13:'data structures'.G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  <draw:g>
                  <svg:desc>'data structures'.A14:'data structures'.A14</svg:desc>
                </draw:g>
              </table:table-cell>
              <table:table-cell office:value-type="float" office:value="1.31479421579533">
                <text:p>1.31479421579533</text:p>
                <draw:g>
                  <svg:desc>'data structures'.B14:'data structures'.G14</svg:desc>
                </draw:g>
              </table:table-cell>
              <table:table-cell office:value-type="float" office:value="2.0938219895288">
                <text:p>2.0938219895288</text:p>
              </table:table-cell>
              <table:table-cell office:value-type="float" office:value="2.38082906380997">
                <text:p>2.38082906380997</text:p>
              </table:table-cell>
              <table:table-cell office:value-type="float" office:value="1.92983470187588">
                <text:p>1.92983470187588</text:p>
              </table:table-cell>
              <table:table-cell office:value-type="float" office:value="2.40514915211437">
                <text:p>2.40514915211437</text:p>
              </table:table-cell>
              <table:table-cell office:value-type="float" office:value="2.07450482657443">
                <text:p>2.07450482657443</text:p>
              </table:table-cell>
            </table:table-row>
            <table:table-row>
              <table:table-cell office:value-type="string">
                <text:p>Treap::delete_range()</text:p>
                <draw:g>
                  <svg:desc>'data structures'.A15:'data structures'.A15</svg:desc>
                </draw:g>
              </table:table-cell>
              <table:table-cell office:value-type="float" office:value="9.46273637374861">
                <text:p>9.46273637374861</text:p>
                <draw:g>
                  <svg:desc>'data structures'.B15:'data structures'.G15</svg:desc>
                </draw:g>
              </table:table-cell>
              <table:table-cell office:value-type="float" office:value="18.9717277486911">
                <text:p>18.9717277486911</text:p>
              </table:table-cell>
              <table:table-cell office:value-type="float" office:value="21.1804378202142">
                <text:p>21.1804378202142</text:p>
              </table:table-cell>
              <table:table-cell office:value-type="float" office:value="17.6945995182683">
                <text:p>17.6945995182683</text:p>
              </table:table-cell>
              <table:table-cell office:value-type="float" office:value="25.97755352994">
                <text:p>25.97755352994</text:p>
              </table:table-cell>
              <table:table-cell office:value-type="float" office:value="20.7730896455476">
                <text:p>20.7730896455476</text:p>
              </table:table-cell>
            </table:table-row>
            <table:table-row>
              <table:table-cell office:value-type="string">
                <text:p>BTreeSet::remove()</text:p>
                <draw:g>
                  <svg:desc>'data structures'.A16:'data structures'.A16</svg:desc>
                </draw:g>
              </table:table-cell>
              <table:table-cell office:value-type="float" office:value="6.559510567297">
                <text:p>6.559510567297</text:p>
                <draw:g>
                  <svg:desc>'data structures'.B16:'data structures'.G16</svg:desc>
                </draw:g>
              </table:table-cell>
              <table:table-cell office:value-type="float" office:value="11.1739267015707">
                <text:p>11.1739267015707</text:p>
              </table:table-cell>
              <table:table-cell office:value-type="float" office:value="17.2880670703307">
                <text:p>17.2880670703307</text:p>
              </table:table-cell>
              <table:table-cell office:value-type="float" office:value="13.2612537948378">
                <text:p>13.2612537948378</text:p>
              </table:table-cell>
              <table:table-cell office:value-type="float" office:value="14.9665126897322">
                <text:p>14.9665126897322</text:p>
              </table:table-cell>
              <table:table-cell office:value-type="float" office:value="11.8010119497122">
                <text:p>11.8010119497122</text:p>
              </table:table-cell>
            </table:table-row>
            <table:table-row>
              <table:table-cell office:value-type="string">
                <text:p>SplayTree::remove_range()</text:p>
                <draw:g>
                  <svg:desc>'data structures'.A17:'data structures'.A17</svg:desc>
                </draw:g>
              </table:table-cell>
              <table:table-cell office:value-type="float" office:value="8.25917686318131">
                <text:p>8.25917686318131</text:p>
                <draw:g>
                  <svg:desc>'data structures'.B17:'data structures'.G17</svg:desc>
                </draw:g>
              </table:table-cell>
              <table:table-cell office:value-type="float" office:value="16.230890052356">
                <text:p>16.230890052356</text:p>
              </table:table-cell>
              <table:table-cell office:value-type="float" office:value="21.2422822543083">
                <text:p>21.2422822543083</text:p>
              </table:table-cell>
              <table:table-cell office:value-type="float" office:value="16.7659866341086">
                <text:p>16.7659866341086</text:p>
              </table:table-cell>
              <table:table-cell office:value-type="float" office:value="24.792635409323">
                <text:p>24.792635409323</text:p>
              </table:table-cell>
              <table:table-cell office:value-type="float" office:value="19.607419245168">
                <text:p>19.607419245168</text:p>
              </table:table-cell>
            </table:table-row>
            <table:table-row>
              <table:table-cell office:value-type="string">
                <text:p>TeardownTree::delete()</text:p>
                <draw:g>
                  <svg:desc>'data structures'.A18:'data structures'.A18</svg:desc>
                </draw:g>
              </table:table-cell>
              <table:table-cell office:value-type="float" office:value="3.30812013348165">
                <text:p>3.30812013348165</text:p>
                <draw:g>
                  <svg:desc>'data structures'.B18:'data structures'.G18</svg:desc>
                </draw:g>
              </table:table-cell>
              <table:table-cell office:value-type="float" office:value="5.10952879581152">
                <text:p>5.10952879581152</text:p>
              </table:table-cell>
              <table:table-cell office:value-type="float" office:value="10.2832603632976">
                <text:p>10.2832603632976</text:p>
              </table:table-cell>
              <table:table-cell office:value-type="float" office:value="8.1209890024549">
                <text:p>8.1209890024549</text:p>
              </table:table-cell>
              <table:table-cell office:value-type="float" office:value="8.076100874008">
                <text:p>8.076100874008</text:p>
              </table:table-cell>
              <table:table-cell office:value-type="float" office:value="7.77559748123997">
                <text:p>7.77559748123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." xlink:type="simple" chart:class="chart:scatter" chart:style-name="ch1">
        <chart:title svg:x="5.789cm" svg:y="0.291cm" chart:style-name="ch2">
          <text:p>Teardown in bulks of 1000 items</text:p>
        </chart:title>
        <chart:legend chart:legend-position="end" svg:x="11.831cm" svg:y="2.334cm" style:legend-expansion="high" chart:style-name="ch3"/>
        <chart:plot-area chart:style-name="ch4" table:cell-range-address="'data structures'.C86:'data structures'.G92 'data structures'.A87:'data structures'.A92" chart:data-source-has-labels="column" svg:x="1.412cm" svg:y="1.331cm" svg:width="10.045cm" svg:height="5.263cm">
          <chartooo:coordinate-region svg:x="2.51cm" svg:y="1.53cm" svg:width="8.203cm" svg:height="4.417cm"/>
          <chart:axis chart:dimension="x" chart:name="primary-x" chart:style-name="ch5">
            <chart:title svg:x="6.258cm" svg:y="6.75cm" chart:style-name="ch6">
              <text:p>N</text:p>
            </chart:title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C87:'data structures'.G87" chart:label-cell-address="'data structures'.A87:'data structures'.A87" chart:class="chart:scatter">
            <chart:domain table:cell-range-address="'data structures'.C86:'data structures'.G86"/>
            <chart:data-point chart:repeated="5"/>
          </chart:series>
          <chart:series chart:style-name="ch11" chart:values-cell-range-address="'data structures'.C88:'data structures'.G88" chart:label-cell-address="'data structures'.A88:'data structures'.A88" chart:class="chart:scatter">
            <chart:data-point chart:repeated="5"/>
          </chart:series>
          <chart:series chart:style-name="ch12" chart:values-cell-range-address="'data structures'.C89:'data structures'.G89" chart:label-cell-address="'data structures'.A89:'data structures'.A89" chart:class="chart:scatter">
            <chart:data-point chart:repeated="5"/>
          </chart:series>
          <chart:series chart:style-name="ch13" chart:values-cell-range-address="'data structures'.C90:'data structures'.G90" chart:label-cell-address="'data structures'.A90:'data structures'.A90" chart:class="chart:scatter">
            <chart:data-point chart:repeated="5"/>
          </chart:series>
          <chart:series chart:style-name="ch14" chart:values-cell-range-address="'data structures'.C91:'data structures'.G91" chart:label-cell-address="'data structures'.A91:'data structures'.A91" chart:class="chart:scatter">
            <chart:data-point chart:repeated="5"/>
          </chart:series>
          <chart:series chart:style-name="ch15" chart:values-cell-range-address="'data structures'.C92:'data structures'.G92" chart:label-cell-address="'data structures'.A92:'data structures'.A92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 structures'.C86:'data structures'.G86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'data structures'.A87:'data structures'.A87</svg:desc>
                </draw:g>
              </table:table-cell>
              <table:table-cell office:value-type="float" office:value="1">
                <text:p>1</text:p>
                <draw:g>
                  <svg:desc>'data structures'.C87:'data structures'.G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  <draw:g>
                  <svg:desc>'data structures'.A88:'data structures'.A88</svg:desc>
                </draw:g>
              </table:table-cell>
              <table:table-cell office:value-type="float" office:value="1.156541739954">
                <text:p>1.156541739954</text:p>
                <draw:g>
                  <svg:desc>'data structures'.C88:'data structures'.G88</svg:desc>
                </draw:g>
              </table:table-cell>
              <table:table-cell office:value-type="float" office:value="1.28416777664603">
                <text:p>1.28416777664603</text:p>
              </table:table-cell>
              <table:table-cell office:value-type="float" office:value="1.38324031463975">
                <text:p>1.38324031463975</text:p>
              </table:table-cell>
              <table:table-cell office:value-type="float" office:value="1.35564006881814">
                <text:p>1.35564006881814</text:p>
              </table:table-cell>
              <table:table-cell office:value-type="float" office:value="1.36490241387477">
                <text:p>1.36490241387477</text:p>
              </table:table-cell>
            </table:table-row>
            <table:table-row>
              <table:table-cell office:value-type="string">
                <text:p>Treap::delete_range()</text:p>
                <draw:g>
                  <svg:desc>'data structures'.A89:'data structures'.A89</svg:desc>
                </draw:g>
              </table:table-cell>
              <table:table-cell office:value-type="float" office:value="12.5716411852253">
                <text:p>12.5716411852253</text:p>
                <draw:g>
                  <svg:desc>'data structures'.C89:'data structures'.G89</svg:desc>
                </draw:g>
              </table:table-cell>
              <table:table-cell office:value-type="float" office:value="13.5229961607772">
                <text:p>13.5229961607772</text:p>
              </table:table-cell>
              <table:table-cell office:value-type="float" office:value="13.4983766033052">
                <text:p>13.4983766033052</text:p>
              </table:table-cell>
              <table:table-cell office:value-type="float" office:value="15.2086562756263">
                <text:p>15.2086562756263</text:p>
              </table:table-cell>
              <table:table-cell office:value-type="float" office:value="15.7326958401673">
                <text:p>15.7326958401673</text:p>
              </table:table-cell>
            </table:table-row>
            <table:table-row>
              <table:table-cell office:value-type="string">
                <text:p>BTreeSet::remove()</text:p>
                <draw:g>
                  <svg:desc>'data structures'.A90:'data structures'.A90</svg:desc>
                </draw:g>
              </table:table-cell>
              <table:table-cell office:value-type="float" office:value="7.9646867812204">
                <text:p>7.9646867812204</text:p>
                <draw:g>
                  <svg:desc>'data structures'.C90:'data structures'.G90</svg:desc>
                </draw:g>
              </table:table-cell>
              <table:table-cell office:value-type="float" office:value="16.161965577581">
                <text:p>16.161965577581</text:p>
              </table:table-cell>
              <table:table-cell office:value-type="float" office:value="19.2985974248205">
                <text:p>19.2985974248205</text:p>
              </table:table-cell>
              <table:table-cell office:value-type="float" office:value="19.3738117517696">
                <text:p>19.3738117517696</text:p>
              </table:table-cell>
              <table:table-cell office:value-type="float" office:value="20.5101390986626">
                <text:p>20.5101390986626</text:p>
              </table:table-cell>
            </table:table-row>
            <table:table-row>
              <table:table-cell office:value-type="string">
                <text:p>SplayTree::remove_range()</text:p>
                <draw:g>
                  <svg:desc>'data structures'.A91:'data structures'.A91</svg:desc>
                </draw:g>
              </table:table-cell>
              <table:table-cell office:value-type="float" office:value="10.7825734000812">
                <text:p>10.7825734000812</text:p>
                <draw:g>
                  <svg:desc>'data structures'.C91:'data structures'.G91</svg:desc>
                </draw:g>
              </table:table-cell>
              <table:table-cell office:value-type="float" office:value="13.0026639504819">
                <text:p>13.0026639504819</text:p>
              </table:table-cell>
              <table:table-cell office:value-type="float" office:value="13.0211536131395">
                <text:p>13.0211536131395</text:p>
              </table:table-cell>
              <table:table-cell office:value-type="float" office:value="12.8589396535498">
                <text:p>12.8589396535498</text:p>
              </table:table-cell>
              <table:table-cell office:value-type="float" office:value="13.0352334898801">
                <text:p>13.0352334898801</text:p>
              </table:table-cell>
            </table:table-row>
            <table:table-row>
              <table:table-cell office:value-type="string">
                <text:p>TeardownTree::delete()</text:p>
                <draw:g>
                  <svg:desc>'data structures'.A92:'data structures'.A92</svg:desc>
                </draw:g>
              </table:table-cell>
              <table:table-cell office:value-type="float" office:value="15.2413746448383">
                <text:p>15.2413746448383</text:p>
                <draw:g>
                  <svg:desc>'data structures'.C92:'data structures'.G92</svg:desc>
                </draw:g>
              </table:table-cell>
              <table:table-cell office:value-type="float" office:value="18.7189532241636">
                <text:p>18.7189532241636</text:p>
              </table:table-cell>
              <table:table-cell office:value-type="float" office:value="20.6595095437921">
                <text:p>20.6595095437921</text:p>
              </table:table-cell>
              <table:table-cell office:value-type="float" office:value="19.3031253286413">
                <text:p>19.3031253286413</text:p>
              </table:table-cell>
              <table:table-cell office:value-type="float" office:value="23.4351868512539">
                <text:p>23.43518685125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98cm" svg:height="7.996cm" xlink:href="." xlink:type="simple" chart:class="chart:scatter" chart:style-name="ch1">
        <chart:title svg:x="4.987cm" svg:y="0.295cm" chart:style-name="ch2">
          <text:p>Full refill/teardown in bulks of 100 items</text:p>
        </chart:title>
        <chart:legend chart:legend-position="end" svg:x="11.998cm" svg:y="2.454cm" style:legend-expansion="high" chart:style-name="ch3"/>
        <chart:plot-area chart:style-name="ch4" chart:data-source-has-labels="both" svg:x="1.415cm" svg:y="1.339cm" svg:width="10.206cm" svg:height="5.49cm">
          <chartooo:coordinate-region svg:x="2.036cm" svg:y="1.538cm" svg:width="8.842cm" svg:height="4.644cm"/>
          <chart:axis chart:dimension="x" chart:name="primary-x" chart:style-name="ch5" chartooo:axis-type="auto">
            <chart:title svg:x="6.342cm" svg:y="6.989cm" chart:style-name="ch6">
              <text:p>N</text:p>
            </chart:title>
            <chart:categories table:cell-range-address="local-table.$B$1:.$G$1"/>
          </chart:axis>
          <chart:axis chart:dimension="y" chart:name="primary-y" chart:style-name="ch7">
            <chart:title svg:x="0.451cm" svg:y="5.107cm" chart:style-name="ch8">
              <text:p>Times slower</text:p>
            </chart:title>
            <chart:grid chart:style-name="ch9" chart:class="major"/>
          </chart:axis>
          <chart:series chart:style-name="ch10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1" chart:values-cell-range-address="local-table.$B$4:.$G$4" chart:label-cell-address="local-table.$A$4" chart:class="chart:scatter">
            <chart:data-point chart:repeated="6"/>
          </chart:series>
          <chart:series chart:style-name="ch12" chart:values-cell-range-address="local-table.$B$5:.$G$5" chart:label-cell-address="local-table.$A$5" chart:class="chart:scatter">
            <chart:data-point chart:repeated="6"/>
          </chart:series>
          <chart:series chart:style-name="ch13" chart:values-cell-range-address="local-table.$B$6:.$G$6" chart:label-cell-address="local-table.$A$6" chart:class="chart:scatter">
            <chart:data-point chart:repeated="6"/>
          </chart:series>
          <chart:series chart:style-name="ch14" chart:values-cell-range-address="local-table.$B$7:.$G$7" chart:label-cell-address="local-table.$A$7" chart:class="chart:scatter">
            <chart:data-point chart:repeated="6"/>
          </chart:series>
          <chart:series chart:style-name="ch15" chart:values-cell-range-address="local-table.$B$8:.$G$8" chart:label-cell-address="local-table.$A$8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</table:table-cell>
              <table:table-cell office:value-type="float" office:value="1.31479421579533">
                <text:p>1.31479421579533</text:p>
              </table:table-cell>
              <table:table-cell office:value-type="float" office:value="2.0938219895288">
                <text:p>2.0938219895288</text:p>
              </table:table-cell>
              <table:table-cell office:value-type="float" office:value="2.38082906380997">
                <text:p>2.38082906380997</text:p>
              </table:table-cell>
              <table:table-cell office:value-type="float" office:value="1.92983470187588">
                <text:p>1.92983470187588</text:p>
              </table:table-cell>
              <table:table-cell office:value-type="float" office:value="2.40514915211437">
                <text:p>2.40514915211437</text:p>
              </table:table-cell>
              <table:table-cell office:value-type="float" office:value="2.07450482657443">
                <text:p>2.07450482657443</text:p>
              </table:table-cell>
            </table:table-row>
            <table:table-row>
              <table:table-cell office:value-type="string">
                <text:p>Treap::delete_range()</text:p>
              </table:table-cell>
              <table:table-cell office:value-type="float" office:value="9.46273637374861">
                <text:p>9.46273637374861</text:p>
              </table:table-cell>
              <table:table-cell office:value-type="float" office:value="18.9717277486911">
                <text:p>18.9717277486911</text:p>
              </table:table-cell>
              <table:table-cell office:value-type="float" office:value="21.1804378202142">
                <text:p>21.1804378202142</text:p>
              </table:table-cell>
              <table:table-cell office:value-type="float" office:value="17.6945995182683">
                <text:p>17.6945995182683</text:p>
              </table:table-cell>
              <table:table-cell office:value-type="float" office:value="25.97755352994">
                <text:p>25.97755352994</text:p>
              </table:table-cell>
              <table:table-cell office:value-type="float" office:value="20.7730896455476">
                <text:p>20.7730896455476</text:p>
              </table:table-cell>
            </table:table-row>
            <table:table-row>
              <table:table-cell office:value-type="string">
                <text:p>BTreeSet::remove()</text:p>
              </table:table-cell>
              <table:table-cell office:value-type="float" office:value="6.559510567297">
                <text:p>6.559510567297</text:p>
              </table:table-cell>
              <table:table-cell office:value-type="float" office:value="11.1739267015707">
                <text:p>11.1739267015707</text:p>
              </table:table-cell>
              <table:table-cell office:value-type="float" office:value="17.2880670703307">
                <text:p>17.2880670703307</text:p>
              </table:table-cell>
              <table:table-cell office:value-type="float" office:value="13.2612537948378">
                <text:p>13.2612537948378</text:p>
              </table:table-cell>
              <table:table-cell office:value-type="float" office:value="14.9665126897322">
                <text:p>14.9665126897322</text:p>
              </table:table-cell>
              <table:table-cell office:value-type="float" office:value="11.8010119497122">
                <text:p>11.8010119497122</text:p>
              </table:table-cell>
            </table:table-row>
            <table:table-row>
              <table:table-cell office:value-type="string">
                <text:p>SplayTree::remove_range()</text:p>
              </table:table-cell>
              <table:table-cell office:value-type="float" office:value="8.25917686318131">
                <text:p>8.25917686318131</text:p>
              </table:table-cell>
              <table:table-cell office:value-type="float" office:value="16.230890052356">
                <text:p>16.230890052356</text:p>
              </table:table-cell>
              <table:table-cell office:value-type="float" office:value="21.2422822543083">
                <text:p>21.2422822543083</text:p>
              </table:table-cell>
              <table:table-cell office:value-type="float" office:value="16.7659866341086">
                <text:p>16.7659866341086</text:p>
              </table:table-cell>
              <table:table-cell office:value-type="float" office:value="24.792635409323">
                <text:p>24.792635409323</text:p>
              </table:table-cell>
              <table:table-cell office:value-type="float" office:value="19.607419245168">
                <text:p>19.607419245168</text:p>
              </table:table-cell>
            </table:table-row>
            <table:table-row>
              <table:table-cell office:value-type="string">
                <text:p>TeardownTree::delete()</text:p>
              </table:table-cell>
              <table:table-cell office:value-type="float" office:value="3.30812013348165">
                <text:p>3.30812013348165</text:p>
              </table:table-cell>
              <table:table-cell office:value-type="float" office:value="5.10952879581152">
                <text:p>5.10952879581152</text:p>
              </table:table-cell>
              <table:table-cell office:value-type="float" office:value="10.2832603632976">
                <text:p>10.2832603632976</text:p>
              </table:table-cell>
              <table:table-cell office:value-type="float" office:value="8.1209890024549">
                <text:p>8.1209890024549</text:p>
              </table:table-cell>
              <table:table-cell office:value-type="float" office:value="8.076100874008">
                <text:p>8.076100874008</text:p>
              </table:table-cell>
              <table:table-cell office:value-type="float" office:value="7.77559748123997">
                <text:p>7.775597481239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" xlink:type="simple" chart:class="chart:scatter" chart:style-name="ch1">
        <chart:title svg:x="4.771cm" svg:y="0.291cm" chart:style-name="ch2">
          <text:p>Full refill/teardown in bulks of 1000 items</text:p>
        </chart:title>
        <chart:legend chart:legend-position="end" svg:x="11.831cm" svg:y="2.334cm" style:legend-expansion="high" chart:style-name="ch3"/>
        <chart:plot-area chart:style-name="ch4" chart:data-source-has-labels="both" svg:x="1.412cm" svg:y="1.331cm" svg:width="10.045cm" svg:height="5.263cm">
          <chartooo:coordinate-region svg:x="2.033cm" svg:y="1.53cm" svg:width="8.681cm" svg:height="4.417cm"/>
          <chart:axis chart:dimension="x" chart:name="primary-x" chart:style-name="ch5" chartooo:axis-type="auto">
            <chart:title svg:x="6.258cm" svg:y="6.75cm" chart:style-name="ch6">
              <text:p>N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series chart:style-name="ch12" chart:values-cell-range-address="local-table.$B$5:.$F$5" chart:label-cell-address="local-table.$A$5" chart:class="chart:scatter">
            <chart:data-point chart:repeated="5"/>
          </chart:series>
          <chart:series chart:style-name="ch13" chart:values-cell-range-address="local-table.$B$6:.$F$6" chart:label-cell-address="local-table.$A$6" chart:class="chart:scatter">
            <chart:data-point chart:repeated="5"/>
          </chart:series>
          <chart:series chart:style-name="ch14" chart:values-cell-range-address="local-table.$B$7:.$F$7" chart:label-cell-address="local-table.$A$7" chart:class="chart:scatter">
            <chart:data-point chart:repeated="5"/>
          </chart:series>
          <chart:series chart:style-name="ch15" chart:values-cell-range-address="local-table.$B$8:.$F$8" chart:label-cell-address="local-table.$A$8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</table:table-cell>
              <table:table-cell office:value-type="float" office:value="1.38183876241982">
                <text:p>1.38183876241982</text:p>
              </table:table-cell>
              <table:table-cell office:value-type="float" office:value="1.56138231879639">
                <text:p>1.56138231879639</text:p>
              </table:table-cell>
              <table:table-cell office:value-type="float" office:value="1.57652671080305">
                <text:p>1.57652671080305</text:p>
              </table:table-cell>
              <table:table-cell office:value-type="float" office:value="1.83116223246647">
                <text:p>1.83116223246647</text:p>
              </table:table-cell>
              <table:table-cell office:value-type="float" office:value="1.73328905128532">
                <text:p>1.73328905128532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9.9146019368633">
                <text:p>19.9146019368633</text:p>
              </table:table-cell>
              <table:table-cell office:value-type="float" office:value="23.4476705325">
                <text:p>23.4476705325</text:p>
              </table:table-cell>
              <table:table-cell office:value-type="float" office:value="27.3247316371608">
                <text:p>27.3247316371608</text:p>
              </table:table-cell>
              <table:table-cell office:value-type="float" office:value="38.1784704607153">
                <text:p>38.1784704607153</text:p>
              </table:table-cell>
              <table:table-cell office:value-type="float" office:value="36.6779615627908">
                <text:p>36.6779615627908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71374669852849">
                <text:p>8.71374669852849</text:p>
              </table:table-cell>
              <table:table-cell office:value-type="float" office:value="16.3894015971481">
                <text:p>16.3894015971481</text:p>
              </table:table-cell>
              <table:table-cell office:value-type="float" office:value="18.9067730715895">
                <text:p>18.9067730715895</text:p>
              </table:table-cell>
              <table:table-cell office:value-type="float" office:value="21.2669932045606">
                <text:p>21.2669932045606</text:p>
              </table:table-cell>
              <table:table-cell office:value-type="float" office:value="20.8725285804254">
                <text:p>20.8725285804254</text:p>
              </table:table-cell>
            </table:table-row>
            <table:table-row>
              <table:table-cell office:value-type="string">
                <text:p>SplayTree::remove_range()</text:p>
                <text:list>
                  <text:list-item>
                    <text:p>SplayTree::remove_range()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.5020752106653">
                <text:p>18.5020752106653</text:p>
              </table:table-cell>
              <table:table-cell office:value-type="float" office:value="24.0918301534998">
                <text:p>24.0918301534998</text:p>
              </table:table-cell>
              <table:table-cell office:value-type="float" office:value="27.0008676412706">
                <text:p>27.0008676412706</text:p>
              </table:table-cell>
              <table:table-cell office:value-type="float" office:value="38.1753270367136">
                <text:p>38.1753270367136</text:p>
              </table:table-cell>
              <table:table-cell office:value-type="float" office:value="36.84611562646">
                <text:p>36.84611562646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.238334800654">
                <text:p>14.238334800654</text:p>
              </table:table-cell>
              <table:table-cell office:value-type="float" office:value="16.9114649905602">
                <text:p>16.9114649905602</text:p>
              </table:table-cell>
              <table:table-cell office:value-type="float" office:value="18.0531427596998">
                <text:p>18.0531427596998</text:p>
              </table:table-cell>
              <table:table-cell office:value-type="float" office:value="15.5080271214898">
                <text:p>15.5080271214898</text:p>
              </table:table-cell>
              <table:table-cell office:value-type="float" office:value="17.8889164572053">
                <text:p>17.88891645720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" xlink:type="simple" chart:class="chart:scatter" chart:style-name="ch1">
        <chart:title svg:x="5.922cm" svg:y="0.291cm" chart:style-name="ch2">
          <text:p>Teardown in bulks of 100 items</text:p>
        </chart:title>
        <chart:legend chart:legend-position="end" svg:x="11.831cm" svg:y="2.334cm" style:legend-expansion="high" chart:style-name="ch3"/>
        <chart:plot-area chart:style-name="ch4" chart:data-source-has-labels="both" svg:x="1.412cm" svg:y="1.331cm" svg:width="10.045cm" svg:height="5.263cm">
          <chartooo:coordinate-region svg:x="1.848cm" svg:y="1.53cm" svg:width="8.681cm" svg:height="4.417cm"/>
          <chart:axis chart:dimension="x" chart:name="primary-x" chart:style-name="ch5" chartooo:axis-type="auto">
            <chart:title svg:x="6.258cm" svg:y="6.75cm" chart:style-name="ch6">
              <text:p>N</text:p>
            </chart:title>
            <chart:categories table:cell-range-address="local-table.$B$1:.$G$1"/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1" chart:values-cell-range-address="local-table.$B$4:.$G$4" chart:label-cell-address="local-table.$A$4" chart:class="chart:scatter">
            <chart:data-point chart:repeated="6"/>
          </chart:series>
          <chart:series chart:style-name="ch12" chart:values-cell-range-address="local-table.$B$5:.$G$5" chart:label-cell-address="local-table.$A$5" chart:class="chart:scatter">
            <chart:data-point chart:repeated="6"/>
          </chart:series>
          <chart:series chart:style-name="ch13" chart:values-cell-range-address="local-table.$B$6:.$G$6" chart:label-cell-address="local-table.$A$6" chart:class="chart:scatter">
            <chart:data-point chart:repeated="6"/>
          </chart:series>
          <chart:series chart:style-name="ch14" chart:values-cell-range-address="local-table.$B$7:.$G$7" chart:label-cell-address="local-table.$A$7" chart:class="chart:scatter">
            <chart:data-point chart:repeated="6"/>
          </chart:series>
          <chart:series chart:style-name="ch15" chart:values-cell-range-address="local-table.$B$8:.$G$8" chart:label-cell-address="local-table.$A$8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</table:table-cell>
              <table:table-cell office:value-type="float" office:value="1.31117021276596">
                <text:p>1.31117021276596</text:p>
              </table:table-cell>
              <table:table-cell office:value-type="float" office:value="1.86717005211103">
                <text:p>1.86717005211103</text:p>
              </table:table-cell>
              <table:table-cell office:value-type="float" office:value="2.23789926103131">
                <text:p>2.23789926103131</text:p>
              </table:table-cell>
              <table:table-cell office:value-type="float" office:value="1.73055099360479">
                <text:p>1.73055099360479</text:p>
              </table:table-cell>
              <table:table-cell office:value-type="float" office:value="2.23059703713466">
                <text:p>2.23059703713466</text:p>
              </table:table-cell>
              <table:table-cell office:value-type="float" office:value="1.75474673721946">
                <text:p>1.75474673721946</text:p>
              </table:table-cell>
            </table:table-row>
            <table:table-row>
              <table:table-cell office:value-type="string">
                <text:p>Treap::delete_range()</text:p>
              </table:table-cell>
              <table:table-cell office:value-type="float" office:value="6.66090425531915">
                <text:p>6.66090425531915</text:p>
              </table:table-cell>
              <table:table-cell office:value-type="float" office:value="12.3105391896203">
                <text:p>12.3105391896203</text:p>
              </table:table-cell>
              <table:table-cell office:value-type="float" office:value="13.2764695745608">
                <text:p>13.2764695745608</text:p>
              </table:table-cell>
              <table:table-cell office:value-type="float" office:value="9.10972676762019">
                <text:p>9.10972676762019</text:p>
              </table:table-cell>
              <table:table-cell office:value-type="float" office:value="11.9428976373257">
                <text:p>11.9428976373257</text:p>
              </table:table-cell>
              <table:table-cell office:value-type="float" office:value="9.08240839653231">
                <text:p>9.08240839653231</text:p>
              </table:table-cell>
            </table:table-row>
            <table:table-row>
              <table:table-cell office:value-type="string">
                <text:p>BTreeSet::remove()</text:p>
              </table:table-cell>
              <table:table-cell office:value-type="float" office:value="6.40425531914894">
                <text:p>6.40425531914894</text:p>
              </table:table-cell>
              <table:table-cell office:value-type="float" office:value="10.2408805700308">
                <text:p>10.2408805700308</text:p>
              </table:table-cell>
              <table:table-cell office:value-type="float" office:value="17.1907633982423">
                <text:p>17.1907633982423</text:p>
              </table:table-cell>
              <table:table-cell office:value-type="float" office:value="12.1261259543349">
                <text:p>12.1261259543349</text:p>
              </table:table-cell>
              <table:table-cell office:value-type="float" office:value="13.0667323871804">
                <text:p>13.0667323871804</text:p>
              </table:table-cell>
              <table:table-cell office:value-type="float" office:value="9.30468029056911">
                <text:p>9.30468029056911</text:p>
              </table:table-cell>
            </table:table-row>
            <table:table-row>
              <table:table-cell office:value-type="string">
                <text:p>SplayTree::remove_range()</text:p>
              </table:table-cell>
              <table:table-cell office:value-type="float" office:value="5.35106382978723">
                <text:p>5.35106382978723</text:p>
              </table:table-cell>
              <table:table-cell office:value-type="float" office:value="9.31500584919706">
                <text:p>9.31500584919706</text:p>
              </table:table-cell>
              <table:table-cell office:value-type="float" office:value="12.3830270346981">
                <text:p>12.3830270346981</text:p>
              </table:table-cell>
              <table:table-cell office:value-type="float" office:value="8.12624334676891">
                <text:p>8.12624334676891</text:p>
              </table:table-cell>
              <table:table-cell office:value-type="float" office:value="9.3332867991603">
                <text:p>9.3332867991603</text:p>
              </table:table-cell>
              <table:table-cell office:value-type="float" office:value="6.85638681747879">
                <text:p>6.85638681747879</text:p>
              </table:table-cell>
            </table:table-row>
            <table:table-row>
              <table:table-cell office:value-type="string">
                <text:p>TeardownTree::delete()</text:p>
              </table:table-cell>
              <table:table-cell office:value-type="float" office:value="3.7593085106383">
                <text:p>3.7593085106383</text:p>
              </table:table-cell>
              <table:table-cell office:value-type="float" office:value="5.12985217483782">
                <text:p>5.12985217483782</text:p>
              </table:table-cell>
              <table:table-cell office:value-type="float" office:value="11.101854010603">
                <text:p>11.101854010603</text:p>
              </table:table-cell>
              <table:table-cell office:value-type="float" office:value="8.08942383555048">
                <text:p>8.08942383555048</text:p>
              </table:table-cell>
              <table:table-cell office:value-type="float" office:value="9.06910119641964">
                <text:p>9.06910119641964</text:p>
              </table:table-cell>
              <table:table-cell office:value-type="float" office:value="7.72294850335222">
                <text:p>7.72294850335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" xlink:type="simple" chart:class="chart:scatter" chart:style-name="ch1">
        <chart:title svg:x="5.789cm" svg:y="0.291cm" chart:style-name="ch2">
          <text:p>Teardown in bulks of 1000 items</text:p>
        </chart:title>
        <chart:legend chart:legend-position="end" svg:x="11.831cm" svg:y="2.334cm" style:legend-expansion="high" chart:style-name="ch3"/>
        <chart:plot-area chart:style-name="ch4" chart:data-source-has-labels="both" svg:x="1.412cm" svg:y="1.331cm" svg:width="10.045cm" svg:height="5.263cm">
          <chartooo:coordinate-region svg:x="2.033cm" svg:y="1.53cm" svg:width="8.681cm" svg:height="4.417cm"/>
          <chart:axis chart:dimension="x" chart:name="primary-x" chart:style-name="ch5" chartooo:axis-type="auto">
            <chart:title svg:x="6.258cm" svg:y="6.75cm" chart:style-name="ch6">
              <text:p>N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series chart:style-name="ch12" chart:values-cell-range-address="local-table.$B$5:.$F$5" chart:label-cell-address="local-table.$A$5" chart:class="chart:scatter">
            <chart:data-point chart:repeated="5"/>
          </chart:series>
          <chart:series chart:style-name="ch13" chart:values-cell-range-address="local-table.$B$6:.$F$6" chart:label-cell-address="local-table.$A$6" chart:class="chart:scatter">
            <chart:data-point chart:repeated="5"/>
          </chart:series>
          <chart:series chart:style-name="ch14" chart:values-cell-range-address="local-table.$B$7:.$F$7" chart:label-cell-address="local-table.$A$7" chart:class="chart:scatter">
            <chart:data-point chart:repeated="5"/>
          </chart:series>
          <chart:series chart:style-name="ch15" chart:values-cell-range-address="local-table.$B$8:.$F$8" chart:label-cell-address="local-table.$A$8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</table:table-cell>
              <table:table-cell office:value-type="float" office:value="1.156541739954">
                <text:p>1.156541739954</text:p>
              </table:table-cell>
              <table:table-cell office:value-type="float" office:value="1.28416777664603">
                <text:p>1.28416777664603</text:p>
              </table:table-cell>
              <table:table-cell office:value-type="float" office:value="1.38324031463975">
                <text:p>1.38324031463975</text:p>
              </table:table-cell>
              <table:table-cell office:value-type="float" office:value="1.35564006881814">
                <text:p>1.35564006881814</text:p>
              </table:table-cell>
              <table:table-cell office:value-type="float" office:value="1.36490241387477">
                <text:p>1.36490241387477</text:p>
              </table:table-cell>
            </table:table-row>
            <table:table-row>
              <table:table-cell office:value-type="string">
                <text:p>Treap::delete_range()</text:p>
              </table:table-cell>
              <table:table-cell office:value-type="float" office:value="12.5716411852253">
                <text:p>12.5716411852253</text:p>
              </table:table-cell>
              <table:table-cell office:value-type="float" office:value="13.5229961607772">
                <text:p>13.5229961607772</text:p>
              </table:table-cell>
              <table:table-cell office:value-type="float" office:value="13.4983766033052">
                <text:p>13.4983766033052</text:p>
              </table:table-cell>
              <table:table-cell office:value-type="float" office:value="15.2086562756263">
                <text:p>15.2086562756263</text:p>
              </table:table-cell>
              <table:table-cell office:value-type="float" office:value="15.7326958401673">
                <text:p>15.7326958401673</text:p>
              </table:table-cell>
            </table:table-row>
            <table:table-row>
              <table:table-cell office:value-type="string">
                <text:p>BTreeSet::remove()</text:p>
              </table:table-cell>
              <table:table-cell office:value-type="float" office:value="7.9646867812204">
                <text:p>7.9646867812204</text:p>
              </table:table-cell>
              <table:table-cell office:value-type="float" office:value="16.161965577581">
                <text:p>16.161965577581</text:p>
              </table:table-cell>
              <table:table-cell office:value-type="float" office:value="19.2985974248205">
                <text:p>19.2985974248205</text:p>
              </table:table-cell>
              <table:table-cell office:value-type="float" office:value="19.3738117517696">
                <text:p>19.3738117517696</text:p>
              </table:table-cell>
              <table:table-cell office:value-type="float" office:value="20.5101390986626">
                <text:p>20.5101390986626</text:p>
              </table:table-cell>
            </table:table-row>
            <table:table-row>
              <table:table-cell office:value-type="string">
                <text:p>SplayTree::remove_range()</text:p>
              </table:table-cell>
              <table:table-cell office:value-type="float" office:value="10.7825734000812">
                <text:p>10.7825734000812</text:p>
              </table:table-cell>
              <table:table-cell office:value-type="float" office:value="13.0026639504819">
                <text:p>13.0026639504819</text:p>
              </table:table-cell>
              <table:table-cell office:value-type="float" office:value="13.0211536131395">
                <text:p>13.0211536131395</text:p>
              </table:table-cell>
              <table:table-cell office:value-type="float" office:value="12.8589396535498">
                <text:p>12.8589396535498</text:p>
              </table:table-cell>
              <table:table-cell office:value-type="float" office:value="13.0352334898801">
                <text:p>13.0352334898801</text:p>
              </table:table-cell>
            </table:table-row>
            <table:table-row>
              <table:table-cell office:value-type="string">
                <text:p>TeardownTree::delete()</text:p>
              </table:table-cell>
              <table:table-cell office:value-type="float" office:value="15.2413746448383">
                <text:p>15.2413746448383</text:p>
              </table:table-cell>
              <table:table-cell office:value-type="float" office:value="18.7189532241636">
                <text:p>18.7189532241636</text:p>
              </table:table-cell>
              <table:table-cell office:value-type="float" office:value="20.6595095437921">
                <text:p>20.6595095437921</text:p>
              </table:table-cell>
              <table:table-cell office:value-type="float" office:value="19.3031253286413">
                <text:p>19.3031253286413</text:p>
              </table:table-cell>
              <table:table-cell office:value-type="float" office:value="23.4351868512539">
                <text:p>23.4351868512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